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5252in"/>
    </style:style>
    <style:style style:name="co9" style:family="table-column">
      <style:table-column-properties fo:break-before="auto" style:column-width="3.2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erg2024-all-p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ED ref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KLED60</text:p>
          </table:table-cell>
          <table:table-cell office:value-type="float" office:value="0" calcext:value-type="float">
            <text:p>0</text:p>
          </table:table-cell>
          <table:table-cell office:value-type="float" office:value="141.2531" calcext:value-type="float">
            <text:p>141.2531</text:p>
          </table:table-cell>
          <table:table-cell office:value-type="float" office:value="-108.8702" calcext:value-type="float">
            <text:p>-108.8702</text:p>
          </table:table-cell>
          <table:table-cell office:value-type="float" office:value="177.25" calcext:value-type="float">
            <text:p>177.25</text:p>
          </table:table-cell>
          <table:table-cell table:formula="of:=[.C2]-MIN([.$C$2:.$C$89])" office:value-type="float" office:value="105.2271" calcext:value-type="float">
            <text:p>105.2271</text:p>
          </table:table-cell>
          <table:table-cell table:formula="of:=MAX([.$D$2:.$D$89])-[.D2]" office:value-type="float" office:value="3.14699999999999" calcext:value-type="float">
            <text:p>3.14699999999999</text:p>
          </table:table-cell>
          <table:table-cell table:formula="of:=ROUND([.F2]/MAX([.$F$2:.$F$89])*224;0)" office:value-type="float" office:value="67" calcext:value-type="float">
            <text:p>67</text:p>
          </table:table-cell>
          <table:table-cell table:formula="of:=ROUND([.G2]/MAX([.$G$2:.$G$89])*64;0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&quot;{ &quot;&quot;flags&quot;&quot;: 4, &quot;&quot;matrix&quot;&quot;: [&quot;; [.J2]; &quot;, &quot;; [.K2]; &quot;], &quot;&quot;x&quot;&quot;: &quot;; [.H2]; &quot;, &quot;&quot;y&quot;&quot;: &quot;; [.I2]; &quot; },&quot;)" office:value-type="string" office:string-value="{ &quot;flags&quot;: 4, &quot;matrix&quot;: [0, 5], &quot;x&quot;: 67, &quot;y&quot;: 2 }," calcext:value-type="string">
            <text:p>{ "flags": 4, "matrix": [0, 5], "x": 67, "y": 2 },</text:p>
          </table:table-cell>
        </table:table-row>
        <table:table-row table:style-name="ro1">
          <table:table-cell office:value-type="string" calcext:value-type="string">
            <text:p>KLED57</text:p>
          </table:table-cell>
          <table:table-cell office:value-type="float" office:value="1" calcext:value-type="float">
            <text:p>1</text:p>
          </table:table-cell>
          <table:table-cell office:value-type="float" office:value="121.8386" calcext:value-type="float">
            <text:p>121.8386</text:p>
          </table:table-cell>
          <table:table-cell office:value-type="float" office:value="-107.7715" calcext:value-type="float">
            <text:p>-107.7715</text:p>
          </table:table-cell>
          <table:table-cell office:value-type="float" office:value="177.5" calcext:value-type="float">
            <text:p>177.5</text:p>
          </table:table-cell>
          <table:table-cell table:formula="of:=[.C3]-MIN([.$C$2:.$C$89])" office:value-type="float" office:value="85.8126" calcext:value-type="float">
            <text:p>85.8126</text:p>
          </table:table-cell>
          <table:table-cell table:formula="of:=MAX([.$D$2:.$D$89])-[.D3]" office:value-type="float" office:value="2.0483" calcext:value-type="float">
            <text:p>2.0483</text:p>
          </table:table-cell>
          <table:table-cell table:formula="of:=ROUND([.F3]/MAX([.$F$2:.$F$89])*224;0)" office:value-type="float" office:value="54" calcext:value-type="float">
            <text:p>54</text:p>
          </table:table-cell>
          <table:table-cell table:formula="of:=ROUND([.G3]/MAX([.$G$2:.$G$89])*64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{ &quot;&quot;flags&quot;&quot;: 4, &quot;&quot;matrix&quot;&quot;: [&quot;; [.J3]; &quot;, &quot;; [.K3]; &quot;], &quot;&quot;x&quot;&quot;: &quot;; [.H3]; &quot;, &quot;&quot;y&quot;&quot;: &quot;; [.I3]; &quot; },&quot;)" office:value-type="string" office:string-value="{ &quot;flags&quot;: 4, &quot;matrix&quot;: [0, 4], &quot;x&quot;: 54, &quot;y&quot;: 1 }," calcext:value-type="string">
            <text:p>{ "flags": 4, "matrix": [0, 4], "x": 54, "y": 1 },</text:p>
          </table:table-cell>
        </table:table-row>
        <table:table-row table:style-name="ro1">
          <table:table-cell office:value-type="string" calcext:value-type="string">
            <text:p>KLED54</text:p>
          </table:table-cell>
          <table:table-cell office:value-type="float" office:value="2" calcext:value-type="float">
            <text:p>2</text:p>
          </table:table-cell>
          <table:table-cell office:value-type="float" office:value="101.2464" calcext:value-type="float">
            <text:p>101.2464</text:p>
          </table:table-cell>
          <table:table-cell office:value-type="float" office:value="-106.2181" calcext:value-type="float">
            <text:p>-106.2181</text:p>
          </table:table-cell>
          <table:table-cell office:value-type="float" office:value="178.5" calcext:value-type="float">
            <text:p>178.5</text:p>
          </table:table-cell>
          <table:table-cell table:formula="of:=[.C4]-MIN([.$C$2:.$C$89])" office:value-type="float" office:value="65.2204" calcext:value-type="float">
            <text:p>65.2204</text:p>
          </table:table-cell>
          <table:table-cell table:formula="of:=MAX([.$D$2:.$D$89])-[.D4]" office:value-type="float" office:value="0.494900000000001" calcext:value-type="float">
            <text:p>0.494900000000001</text:p>
          </table:table-cell>
          <table:table-cell table:formula="of:=ROUND([.F4]/MAX([.$F$2:.$F$89])*224;0)" office:value-type="float" office:value="41" calcext:value-type="float">
            <text:p>41</text:p>
          </table:table-cell>
          <table:table-cell table:formula="of:=ROUND([.G4]/MAX([.$G$2:.$G$89])*64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J4]; &quot;, &quot;; [.K4]; &quot;], &quot;&quot;x&quot;&quot;: &quot;; [.H4]; &quot;, &quot;&quot;y&quot;&quot;: &quot;; [.I4]; &quot; },&quot;)" office:value-type="string" office:string-value="{ &quot;flags&quot;: 4, &quot;matrix&quot;: [0, 3], &quot;x&quot;: 41, &quot;y&quot;: 0 }," calcext:value-type="string">
            <text:p>{ "flags": 4, "matrix": [0, 3], "x": 41, "y": 0 },</text:p>
          </table:table-cell>
        </table:table-row>
        <table:table-row table:style-name="ro1">
          <table:table-cell office:value-type="string" calcext:value-type="string">
            <text:p>KLED51</text:p>
          </table:table-cell>
          <table:table-cell office:value-type="float" office:value="3" calcext:value-type="float">
            <text:p>3</text:p>
          </table:table-cell>
          <table:table-cell office:value-type="float" office:value="80.6128" calcext:value-type="float">
            <text:p>80.6128</text:p>
          </table:table-cell>
          <table:table-cell office:value-type="float" office:value="-107.0244" calcext:value-type="float">
            <text:p>-107.0244</text:p>
          </table:table-cell>
          <table:table-cell office:value-type="float" office:value="179.5" calcext:value-type="float">
            <text:p>179.5</text:p>
          </table:table-cell>
          <table:table-cell table:formula="of:=[.C5]-MIN([.$C$2:.$C$89])" office:value-type="float" office:value="44.5868" calcext:value-type="float">
            <text:p>44.5868</text:p>
          </table:table-cell>
          <table:table-cell table:formula="of:=MAX([.$D$2:.$D$89])-[.D5]" office:value-type="float" office:value="1.30119999999999" calcext:value-type="float">
            <text:p>1.30119999999999</text:p>
          </table:table-cell>
          <table:table-cell table:formula="of:=ROUND([.F5]/MAX([.$F$2:.$F$89])*224;0)" office:value-type="float" office:value="28" calcext:value-type="float">
            <text:p>28</text:p>
          </table:table-cell>
          <table:table-cell table:formula="of:=ROUND([.G5]/MAX([.$G$2:.$G$89])*64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J5]; &quot;, &quot;; [.K5]; &quot;], &quot;&quot;x&quot;&quot;: &quot;; [.H5]; &quot;, &quot;&quot;y&quot;&quot;: &quot;; [.I5]; &quot; },&quot;)" office:value-type="string" office:string-value="{ &quot;flags&quot;: 4, &quot;matrix&quot;: [0, 2], &quot;x&quot;: 28, &quot;y&quot;: 1 }," calcext:value-type="string">
            <text:p>{ "flags": 4, "matrix": [0, 2], "x": 28, "y": 1 },</text:p>
          </table:table-cell>
        </table:table-row>
        <table:table-row table:style-name="ro1">
          <table:table-cell office:value-type="string" calcext:value-type="string">
            <text:p>KLED46</text:p>
          </table:table-cell>
          <table:table-cell office:value-type="float" office:value="4" calcext:value-type="float">
            <text:p>4</text:p>
          </table:table-cell>
          <table:table-cell office:value-type="float" office:value="40.9559" calcext:value-type="float">
            <text:p>40.9559</text:p>
          </table:table-cell>
          <table:table-cell office:value-type="float" office:value="-109.3568" calcext:value-type="float">
            <text:p>-109.3568</text:p>
          </table:table-cell>
          <table:table-cell office:value-type="float" office:value="-179.5" calcext:value-type="float">
            <text:p>-179.5</text:p>
          </table:table-cell>
          <table:table-cell table:formula="of:=[.C6]-MIN([.$C$2:.$C$89])" office:value-type="float" office:value="4.9299" calcext:value-type="float">
            <text:p>4.9299</text:p>
          </table:table-cell>
          <table:table-cell table:formula="of:=MAX([.$D$2:.$D$89])-[.D6]" office:value-type="float" office:value="3.6336" calcext:value-type="float">
            <text:p>3.6336</text:p>
          </table:table-cell>
          <table:table-cell table:formula="of:=ROUND([.F6]/MAX([.$F$2:.$F$89])*224;0)" office:value-type="float" office:value="3" calcext:value-type="float">
            <text:p>3</text:p>
          </table:table-cell>
          <table:table-cell table:formula="of:=ROUND([.G6]/MAX([.$G$2:.$G$89])*64;0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J6]; &quot;, &quot;; [.K6]; &quot;], &quot;&quot;x&quot;&quot;: &quot;; [.H6]; &quot;, &quot;&quot;y&quot;&quot;: &quot;; [.I6]; &quot; },&quot;)" office:value-type="string" office:string-value="{ &quot;flags&quot;: 4, &quot;matrix&quot;: [0, 0], &quot;x&quot;: 3, &quot;y&quot;: 2 }," calcext:value-type="string">
            <text:p>{ "flags": 4, "matrix": [0, 0], "x": 3, "y": 2 },</text:p>
          </table:table-cell>
        </table:table-row>
        <table:table-row table:style-name="ro1">
          <table:table-cell office:value-type="string" calcext:value-type="string">
            <text:p>KLED3</text:p>
          </table:table-cell>
          <table:table-cell office:value-type="float" office:value="5" calcext:value-type="float">
            <text:p>5</text:p>
          </table:table-cell>
          <table:table-cell office:value-type="float" office:value="41.1221" calcext:value-type="float">
            <text:p>41.1221</text:p>
          </table:table-cell>
          <table:table-cell office:value-type="float" office:value="-128.406" calcext:value-type="float">
            <text:p>-128.406</text:p>
          </table:table-cell>
          <table:table-cell office:value-type="float" office:value="0.5" calcext:value-type="float">
            <text:p>0.5</text:p>
          </table:table-cell>
          <table:table-cell table:formula="of:=[.C7]-MIN([.$C$2:.$C$89])" office:value-type="float" office:value="5.0961" calcext:value-type="float">
            <text:p>5.0961</text:p>
          </table:table-cell>
          <table:table-cell table:formula="of:=MAX([.$D$2:.$D$89])-[.D7]" office:value-type="float" office:value="22.6828" calcext:value-type="float">
            <text:p>22.6828</text:p>
          </table:table-cell>
          <table:table-cell table:formula="of:=ROUND([.F7]/MAX([.$F$2:.$F$89])*224;0)" office:value-type="float" office:value="3" calcext:value-type="float">
            <text:p>3</text:p>
          </table:table-cell>
          <table:table-cell table:formula="of:=ROUND([.G7]/MAX([.$G$2:.$G$89])*64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J7]; &quot;, &quot;; [.K7]; &quot;], &quot;&quot;x&quot;&quot;: &quot;; [.H7]; &quot;, &quot;&quot;y&quot;&quot;: &quot;; [.I7]; &quot; },&quot;)" office:value-type="string" office:string-value="{ &quot;flags&quot;: 4, &quot;matrix&quot;: [1, 0], &quot;x&quot;: 3, &quot;y&quot;: 14 }," calcext:value-type="string">
            <text:p>{ "flags": 4, "matrix": [1, 0], "x": 3, "y": 14 },</text:p>
          </table:table-cell>
        </table:table-row>
        <table:table-row table:style-name="ro1">
          <table:table-cell office:value-type="string" calcext:value-type="string">
            <text:p>KLED6</text:p>
          </table:table-cell>
          <table:table-cell office:value-type="float" office:value="6" calcext:value-type="float">
            <text:p>6</text:p>
          </table:table-cell>
          <table:table-cell office:value-type="float" office:value="60.1714" calcext:value-type="float">
            <text:p>60.1714</text:p>
          </table:table-cell>
          <table:table-cell office:value-type="float" office:value="-128.2398" calcext:value-type="float">
            <text:p>-128.2398</text:p>
          </table:table-cell>
          <table:table-cell office:value-type="float" office:value="0.5" calcext:value-type="float">
            <text:p>0.5</text:p>
          </table:table-cell>
          <table:table-cell table:formula="of:=[.C8]-MIN([.$C$2:.$C$89])" office:value-type="float" office:value="24.1454" calcext:value-type="float">
            <text:p>24.1454</text:p>
          </table:table-cell>
          <table:table-cell table:formula="of:=MAX([.$D$2:.$D$89])-[.D8]" office:value-type="float" office:value="22.5166" calcext:value-type="float">
            <text:p>22.5166</text:p>
          </table:table-cell>
          <table:table-cell table:formula="of:=ROUND([.F8]/MAX([.$F$2:.$F$89])*224;0)" office:value-type="float" office:value="15" calcext:value-type="float">
            <text:p>15</text:p>
          </table:table-cell>
          <table:table-cell table:formula="of:=ROUND([.G8]/MAX([.$G$2:.$G$89])*64;0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J8]; &quot;, &quot;; [.K8]; &quot;], &quot;&quot;x&quot;&quot;: &quot;; [.H8]; &quot;, &quot;&quot;y&quot;&quot;: &quot;; [.I8]; &quot; },&quot;)" office:value-type="string" office:string-value="{ &quot;flags&quot;: 4, &quot;matrix&quot;: [1, 1], &quot;x&quot;: 15, &quot;y&quot;: 14 }," calcext:value-type="string">
            <text:p>{ "flags": 4, "matrix": [1, 1], "x": 15, "y": 14 },</text:p>
          </table:table-cell>
        </table:table-row>
        <table:table-row table:style-name="ro1">
          <table:table-cell office:value-type="string" calcext:value-type="string">
            <text:p>KLED9</text:p>
          </table:table-cell>
          <table:table-cell office:value-type="float" office:value="7" calcext:value-type="float">
            <text:p>7</text:p>
          </table:table-cell>
          <table:table-cell office:value-type="float" office:value="80.4466" calcext:value-type="float">
            <text:p>80.4466</text:p>
          </table:table-cell>
          <table:table-cell office:value-type="float" office:value="-126.0736" calcext:value-type="float">
            <text:p>-126.0736</text:p>
          </table:table-cell>
          <table:table-cell office:value-type="float" office:value="-0.5" calcext:value-type="float">
            <text:p>-0.5</text:p>
          </table:table-cell>
          <table:table-cell table:formula="of:=[.C9]-MIN([.$C$2:.$C$89])" office:value-type="float" office:value="44.4206" calcext:value-type="float">
            <text:p>44.4206</text:p>
          </table:table-cell>
          <table:table-cell table:formula="of:=MAX([.$D$2:.$D$89])-[.D9]" office:value-type="float" office:value="20.3504" calcext:value-type="float">
            <text:p>20.3504</text:p>
          </table:table-cell>
          <table:table-cell table:formula="of:=ROUND([.F9]/MAX([.$F$2:.$F$89])*224;0)" office:value-type="float" office:value="28" calcext:value-type="float">
            <text:p>28</text:p>
          </table:table-cell>
          <table:table-cell table:formula="of:=ROUND([.G9]/MAX([.$G$2:.$G$89])*64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J9]; &quot;, &quot;; [.K9]; &quot;], &quot;&quot;x&quot;&quot;: &quot;; [.H9]; &quot;, &quot;&quot;y&quot;&quot;: &quot;; [.I9]; &quot; },&quot;)" office:value-type="string" office:string-value="{ &quot;flags&quot;: 4, &quot;matrix&quot;: [1, 2], &quot;x&quot;: 28, &quot;y&quot;: 12 }," calcext:value-type="string">
            <text:p>{ "flags": 4, "matrix": [1, 2], "x": 28, "y": 12 },</text:p>
          </table:table-cell>
        </table:table-row>
        <table:table-row table:style-name="ro1">
          <table:table-cell office:value-type="string" calcext:value-type="string">
            <text:p>KLED12</text:p>
          </table:table-cell>
          <table:table-cell office:value-type="float" office:value="8" calcext:value-type="float">
            <text:p>8</text:p>
          </table:table-cell>
          <table:table-cell office:value-type="float" office:value="100.7477" calcext:value-type="float">
            <text:p>100.7477</text:p>
          </table:table-cell>
          <table:table-cell office:value-type="float" office:value="-125.2616" calcext:value-type="float">
            <text:p>-125.2616</text:p>
          </table:table-cell>
          <table:table-cell office:value-type="float" office:value="-1.5" calcext:value-type="float">
            <text:p>-1.5</text:p>
          </table:table-cell>
          <table:table-cell table:formula="of:=[.C10]-MIN([.$C$2:.$C$89])" office:value-type="float" office:value="64.7217" calcext:value-type="float">
            <text:p>64.7217</text:p>
          </table:table-cell>
          <table:table-cell table:formula="of:=MAX([.$D$2:.$D$89])-[.D10]" office:value-type="float" office:value="19.5384" calcext:value-type="float">
            <text:p>19.5384</text:p>
          </table:table-cell>
          <table:table-cell table:formula="of:=ROUND([.F10]/MAX([.$F$2:.$F$89])*224;0)" office:value-type="float" office:value="41" calcext:value-type="float">
            <text:p>41</text:p>
          </table:table-cell>
          <table:table-cell table:formula="of:=ROUND([.G10]/MAX([.$G$2:.$G$89])*64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J10]; &quot;, &quot;; [.K10]; &quot;], &quot;&quot;x&quot;&quot;: &quot;; [.H10]; &quot;, &quot;&quot;y&quot;&quot;: &quot;; [.I10]; &quot; },&quot;)" office:value-type="string" office:string-value="{ &quot;flags&quot;: 4, &quot;matrix&quot;: [1, 3], &quot;x&quot;: 41, &quot;y&quot;: 12 }," calcext:value-type="string">
            <text:p>{ "flags": 4, "matrix": [1, 3], "x": 41, "y": 12 },</text:p>
          </table:table-cell>
        </table:table-row>
        <table:table-row table:style-name="ro1">
          <table:table-cell office:value-type="string" calcext:value-type="string">
            <text:p>KLED14</text:p>
          </table:table-cell>
          <table:table-cell office:value-type="float" office:value="9" calcext:value-type="float">
            <text:p>9</text:p>
          </table:table-cell>
          <table:table-cell office:value-type="float" office:value="121.0076" calcext:value-type="float">
            <text:p>121.0076</text:p>
          </table:table-cell>
          <table:table-cell office:value-type="float" office:value="-126.8033" calcext:value-type="float">
            <text:p>-126.8033</text:p>
          </table:table-cell>
          <table:table-cell office:value-type="float" office:value="-2.5" calcext:value-type="float">
            <text:p>-2.5</text:p>
          </table:table-cell>
          <table:table-cell table:formula="of:=[.C11]-MIN([.$C$2:.$C$89])" office:value-type="float" office:value="84.9816" calcext:value-type="float">
            <text:p>84.9816</text:p>
          </table:table-cell>
          <table:table-cell table:formula="of:=MAX([.$D$2:.$D$89])-[.D11]" office:value-type="float" office:value="21.0801" calcext:value-type="float">
            <text:p>21.0801</text:p>
          </table:table-cell>
          <table:table-cell table:formula="of:=ROUND([.F11]/MAX([.$F$2:.$F$89])*224;0)" office:value-type="float" office:value="54" calcext:value-type="float">
            <text:p>54</text:p>
          </table:table-cell>
          <table:table-cell table:formula="of:=ROUND([.G11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CONCAT(&quot;{ &quot;&quot;flags&quot;&quot;: 4, &quot;&quot;matrix&quot;&quot;: [&quot;; [.J11]; &quot;, &quot;; [.K11]; &quot;], &quot;&quot;x&quot;&quot;: &quot;; [.H11]; &quot;, &quot;&quot;y&quot;&quot;: &quot;; [.I11]; &quot; },&quot;)" office:value-type="string" office:string-value="{ &quot;flags&quot;: 4, &quot;matrix&quot;: [1, 4], &quot;x&quot;: 54, &quot;y&quot;: 13 }," calcext:value-type="string">
            <text:p>{ "flags": 4, "matrix": [1, 4], "x": 54, "y": 13 },</text:p>
          </table:table-cell>
        </table:table-row>
        <table:table-row table:style-name="ro1">
          <table:table-cell office:value-type="string" calcext:value-type="string">
            <text:p>KLED17</text:p>
          </table:table-cell>
          <table:table-cell office:value-type="float" office:value="10" calcext:value-type="float">
            <text:p>10</text:p>
          </table:table-cell>
          <table:table-cell office:value-type="float" office:value="140.3391" calcext:value-type="float">
            <text:p>140.3391</text:p>
          </table:table-cell>
          <table:table-cell office:value-type="float" office:value="-127.8983" calcext:value-type="float">
            <text:p>-127.8983</text:p>
          </table:table-cell>
          <table:table-cell office:value-type="float" office:value="-2.75" calcext:value-type="float">
            <text:p>-2.75</text:p>
          </table:table-cell>
          <table:table-cell table:formula="of:=[.C12]-MIN([.$C$2:.$C$89])" office:value-type="float" office:value="104.3131" calcext:value-type="float">
            <text:p>104.3131</text:p>
          </table:table-cell>
          <table:table-cell table:formula="of:=MAX([.$D$2:.$D$89])-[.D12]" office:value-type="float" office:value="22.1751" calcext:value-type="float">
            <text:p>22.1751</text:p>
          </table:table-cell>
          <table:table-cell table:formula="of:=ROUND([.F12]/MAX([.$F$2:.$F$89])*224;0)" office:value-type="float" office:value="66" calcext:value-type="float">
            <text:p>66</text:p>
          </table:table-cell>
          <table:table-cell table:formula="of:=ROUND([.G12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&quot;{ &quot;&quot;flags&quot;&quot;: 4, &quot;&quot;matrix&quot;&quot;: [&quot;; [.J12]; &quot;, &quot;; [.K12]; &quot;], &quot;&quot;x&quot;&quot;: &quot;; [.H12]; &quot;, &quot;&quot;y&quot;&quot;: &quot;; [.I12]; &quot; },&quot;)" office:value-type="string" office:string-value="{ &quot;flags&quot;: 4, &quot;matrix&quot;: [1, 5], &quot;x&quot;: 66, &quot;y&quot;: 13 }," calcext:value-type="string">
            <text:p>{ "flags": 4, "matrix": [1, 5], "x": 66, "y": 13 },</text:p>
          </table:table-cell>
        </table:table-row>
        <table:table-row table:style-name="ro1">
          <table:table-cell office:value-type="string" calcext:value-type="string">
            <text:p>KLED59</text:p>
          </table:table-cell>
          <table:table-cell office:value-type="float" office:value="11" calcext:value-type="float">
            <text:p>11</text:p>
          </table:table-cell>
          <table:table-cell office:value-type="float" office:value="139.4251" calcext:value-type="float">
            <text:p>139.4251</text:p>
          </table:table-cell>
          <table:table-cell office:value-type="float" office:value="-146.9263" calcext:value-type="float">
            <text:p>-146.9263</text:p>
          </table:table-cell>
          <table:table-cell office:value-type="float" office:value="177.25" calcext:value-type="float">
            <text:p>177.25</text:p>
          </table:table-cell>
          <table:table-cell table:formula="of:=[.C13]-MIN([.$C$2:.$C$89])" office:value-type="float" office:value="103.3991" calcext:value-type="float">
            <text:p>103.3991</text:p>
          </table:table-cell>
          <table:table-cell table:formula="of:=MAX([.$D$2:.$D$89])-[.D13]" office:value-type="float" office:value="41.2031" calcext:value-type="float">
            <text:p>41.2031</text:p>
          </table:table-cell>
          <table:table-cell table:formula="of:=ROUND([.F13]/MAX([.$F$2:.$F$89])*224;0)" office:value-type="float" office:value="65" calcext:value-type="float">
            <text:p>65</text:p>
          </table:table-cell>
          <table:table-cell table:formula="of:=ROUND([.G13]/MAX([.$G$2:.$G$89])*64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CONCAT(&quot;{ &quot;&quot;flags&quot;&quot;: 4, &quot;&quot;matrix&quot;&quot;: [&quot;; [.J13]; &quot;, &quot;; [.K13]; &quot;], &quot;&quot;x&quot;&quot;: &quot;; [.H13]; &quot;, &quot;&quot;y&quot;&quot;: &quot;; [.I13]; &quot; },&quot;)" office:value-type="string" office:string-value="{ &quot;flags&quot;: 4, &quot;matrix&quot;: [2, 5], &quot;x&quot;: 65, &quot;y&quot;: 25 }," calcext:value-type="string">
            <text:p>{ "flags": 4, "matrix": [2, 5], "x": 65, "y": 25 },</text:p>
          </table:table-cell>
        </table:table-row>
        <table:table-row table:style-name="ro1">
          <table:table-cell office:value-type="string" calcext:value-type="string">
            <text:p>KLED56</text:p>
          </table:table-cell>
          <table:table-cell office:value-type="float" office:value="12" calcext:value-type="float">
            <text:p>12</text:p>
          </table:table-cell>
          <table:table-cell office:value-type="float" office:value="120.1767" calcext:value-type="float">
            <text:p>120.1767</text:p>
          </table:table-cell>
          <table:table-cell office:value-type="float" office:value="-145.8352" calcext:value-type="float">
            <text:p>-145.8352</text:p>
          </table:table-cell>
          <table:table-cell office:value-type="float" office:value="177.5" calcext:value-type="float">
            <text:p>177.5</text:p>
          </table:table-cell>
          <table:table-cell table:formula="of:=[.C14]-MIN([.$C$2:.$C$89])" office:value-type="float" office:value="84.1507" calcext:value-type="float">
            <text:p>84.1507</text:p>
          </table:table-cell>
          <table:table-cell table:formula="of:=MAX([.$D$2:.$D$89])-[.D14]" office:value-type="float" office:value="40.112" calcext:value-type="float">
            <text:p>40.112</text:p>
          </table:table-cell>
          <table:table-cell table:formula="of:=ROUND([.F14]/MAX([.$F$2:.$F$89])*224;0)" office:value-type="float" office:value="53" calcext:value-type="float">
            <text:p>53</text:p>
          </table:table-cell>
          <table:table-cell table:formula="of:=ROUND([.G14]/MAX([.$G$2:.$G$89])*64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.MICROSOFT.CONCAT(&quot;{ &quot;&quot;flags&quot;&quot;: 4, &quot;&quot;matrix&quot;&quot;: [&quot;; [.J14]; &quot;, &quot;; [.K14]; &quot;], &quot;&quot;x&quot;&quot;: &quot;; [.H14]; &quot;, &quot;&quot;y&quot;&quot;: &quot;; [.I14]; &quot; },&quot;)" office:value-type="string" office:string-value="{ &quot;flags&quot;: 4, &quot;matrix&quot;: [2, 4], &quot;x&quot;: 53, &quot;y&quot;: 24 }," calcext:value-type="string">
            <text:p>{ "flags": 4, "matrix": [2, 4], "x": 53, "y": 24 },</text:p>
          </table:table-cell>
        </table:table-row>
        <table:table-row table:style-name="ro1">
          <table:table-cell office:value-type="string" calcext:value-type="string">
            <text:p>KLED53</text:p>
          </table:table-cell>
          <table:table-cell office:value-type="float" office:value="13" calcext:value-type="float">
            <text:p>13</text:p>
          </table:table-cell>
          <table:table-cell office:value-type="float" office:value="100.2491" calcext:value-type="float">
            <text:p>100.2491</text:p>
          </table:table-cell>
          <table:table-cell office:value-type="float" office:value="-144.3051" calcext:value-type="float">
            <text:p>-144.3051</text:p>
          </table:table-cell>
          <table:table-cell office:value-type="float" office:value="178.5" calcext:value-type="float">
            <text:p>178.5</text:p>
          </table:table-cell>
          <table:table-cell table:formula="of:=[.C15]-MIN([.$C$2:.$C$89])" office:value-type="float" office:value="64.2231" calcext:value-type="float">
            <text:p>64.2231</text:p>
          </table:table-cell>
          <table:table-cell table:formula="of:=MAX([.$D$2:.$D$89])-[.D15]" office:value-type="float" office:value="38.5819" calcext:value-type="float">
            <text:p>38.5819</text:p>
          </table:table-cell>
          <table:table-cell table:formula="of:=ROUND([.F15]/MAX([.$F$2:.$F$89])*224;0)" office:value-type="float" office:value="41" calcext:value-type="float">
            <text:p>41</text:p>
          </table:table-cell>
          <table:table-cell table:formula="of:=ROUND([.G15]/MAX([.$G$2:.$G$89])*64;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J15]; &quot;, &quot;; [.K15]; &quot;], &quot;&quot;x&quot;&quot;: &quot;; [.H15]; &quot;, &quot;&quot;y&quot;&quot;: &quot;; [.I15]; &quot; },&quot;)" office:value-type="string" office:string-value="{ &quot;flags&quot;: 4, &quot;matrix&quot;: [2, 3], &quot;x&quot;: 41, &quot;y&quot;: 23 }," calcext:value-type="string">
            <text:p>{ "flags": 4, "matrix": [2, 3], "x": 41, "y": 23 },</text:p>
          </table:table-cell>
        </table:table-row>
        <table:table-row table:style-name="ro1">
          <table:table-cell office:value-type="string" calcext:value-type="string">
            <text:p>KLED50</text:p>
          </table:table-cell>
          <table:table-cell office:value-type="float" office:value="14" calcext:value-type="float">
            <text:p>14</text:p>
          </table:table-cell>
          <table:table-cell office:value-type="float" office:value="80.2803" calcext:value-type="float">
            <text:p>80.2803</text:p>
          </table:table-cell>
          <table:table-cell office:value-type="float" office:value="-145.1229" calcext:value-type="float">
            <text:p>-145.1229</text:p>
          </table:table-cell>
          <table:table-cell office:value-type="float" office:value="179.5" calcext:value-type="float">
            <text:p>179.5</text:p>
          </table:table-cell>
          <table:table-cell table:formula="of:=[.C16]-MIN([.$C$2:.$C$89])" office:value-type="float" office:value="44.2543" calcext:value-type="float">
            <text:p>44.2543</text:p>
          </table:table-cell>
          <table:table-cell table:formula="of:=MAX([.$D$2:.$D$89])-[.D16]" office:value-type="float" office:value="39.3997" calcext:value-type="float">
            <text:p>39.3997</text:p>
          </table:table-cell>
          <table:table-cell table:formula="of:=ROUND([.F16]/MAX([.$F$2:.$F$89])*224;0)" office:value-type="float" office:value="28" calcext:value-type="float">
            <text:p>28</text:p>
          </table:table-cell>
          <table:table-cell table:formula="of:=ROUND([.G16]/MAX([.$G$2:.$G$89])*64;0)"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J16]; &quot;, &quot;; [.K16]; &quot;], &quot;&quot;x&quot;&quot;: &quot;; [.H16]; &quot;, &quot;&quot;y&quot;&quot;: &quot;; [.I16]; &quot; },&quot;)" office:value-type="string" office:string-value="{ &quot;flags&quot;: 4, &quot;matrix&quot;: [2, 2], &quot;x&quot;: 28, &quot;y&quot;: 24 }," calcext:value-type="string">
            <text:p>{ "flags": 4, "matrix": [2, 2], "x": 28, "y": 24 },</text:p>
          </table:table-cell>
        </table:table-row>
        <table:table-row table:style-name="ro1">
          <table:table-cell office:value-type="string" calcext:value-type="string">
            <text:p>KLED48</text:p>
          </table:table-cell>
          <table:table-cell office:value-type="float" office:value="15" calcext:value-type="float">
            <text:p>15</text:p>
          </table:table-cell>
          <table:table-cell office:value-type="float" office:value="60.3376" calcext:value-type="float">
            <text:p>60.3376</text:p>
          </table:table-cell>
          <table:table-cell office:value-type="float" office:value="-147.2891" calcext:value-type="float">
            <text:p>-147.2891</text:p>
          </table:table-cell>
          <table:table-cell office:value-type="float" office:value="-179.5" calcext:value-type="float">
            <text:p>-179.5</text:p>
          </table:table-cell>
          <table:table-cell table:formula="of:=[.C17]-MIN([.$C$2:.$C$89])" office:value-type="float" office:value="24.3116" calcext:value-type="float">
            <text:p>24.3116</text:p>
          </table:table-cell>
          <table:table-cell table:formula="of:=MAX([.$D$2:.$D$89])-[.D17]" office:value-type="float" office:value="41.5659" calcext:value-type="float">
            <text:p>41.5659</text:p>
          </table:table-cell>
          <table:table-cell table:formula="of:=ROUND([.F17]/MAX([.$F$2:.$F$89])*224;0)" office:value-type="float" office:value="15" calcext:value-type="float">
            <text:p>15</text:p>
          </table:table-cell>
          <table:table-cell table:formula="of:=ROUND([.G17]/MAX([.$G$2:.$G$89])*64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J17]; &quot;, &quot;; [.K17]; &quot;], &quot;&quot;x&quot;&quot;: &quot;; [.H17]; &quot;, &quot;&quot;y&quot;&quot;: &quot;; [.I17]; &quot; },&quot;)" office:value-type="string" office:string-value="{ &quot;flags&quot;: 4, &quot;matrix&quot;: [2, 1], &quot;x&quot;: 15, &quot;y&quot;: 25 }," calcext:value-type="string">
            <text:p>{ "flags": 4, "matrix": [2, 1], "x": 15, "y": 25 },</text:p>
          </table:table-cell>
        </table:table-row>
        <table:table-row table:style-name="ro1">
          <table:table-cell office:value-type="string" calcext:value-type="string">
            <text:p>KLED45</text:p>
          </table:table-cell>
          <table:table-cell office:value-type="float" office:value="16" calcext:value-type="float">
            <text:p>16</text:p>
          </table:table-cell>
          <table:table-cell office:value-type="float" office:value="36.026" calcext:value-type="float">
            <text:p>36.026</text:p>
          </table:table-cell>
          <table:table-cell office:value-type="float" office:value="-147.5012" calcext:value-type="float">
            <text:p>-147.5012</text:p>
          </table:table-cell>
          <table:table-cell office:value-type="float" office:value="-179.5" calcext:value-type="float">
            <text:p>-179.5</text:p>
          </table:table-cell>
          <table:table-cell table:formula="of:=[.C18]-MIN([.$C$2:.$C$89])" office:value-type="float" office:value="0" calcext:value-type="float">
            <text:p>0</text:p>
          </table:table-cell>
          <table:table-cell table:formula="of:=MAX([.$D$2:.$D$89])-[.D18]" office:value-type="float" office:value="41.778" calcext:value-type="float">
            <text:p>41.778</text:p>
          </table:table-cell>
          <table:table-cell table:formula="of:=ROUND([.F18]/MAX([.$F$2:.$F$89])*224;0)" office:value-type="float" office:value="0" calcext:value-type="float">
            <text:p>0</text:p>
          </table:table-cell>
          <table:table-cell table:formula="of:=ROUND([.G18]/MAX([.$G$2:.$G$89])*64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J18]; &quot;, &quot;; [.K18]; &quot;], &quot;&quot;x&quot;&quot;: &quot;; [.H18]; &quot;, &quot;&quot;y&quot;&quot;: &quot;; [.I18]; &quot; },&quot;)" office:value-type="string" office:string-value="{ &quot;flags&quot;: 4, &quot;matrix&quot;: [2, 0], &quot;x&quot;: 0, &quot;y&quot;: 25 }," calcext:value-type="string">
            <text:p>{ "flags": 4, "matrix": [2, 0], "x": 0, "y": 25 },</text:p>
          </table:table-cell>
        </table:table-row>
        <table:table-row table:style-name="ro1">
          <table:table-cell office:value-type="string" calcext:value-type="string">
            <text:p>KLED2</text:p>
          </table:table-cell>
          <table:table-cell office:value-type="float" office:value="17" calcext:value-type="float">
            <text:p>17</text:p>
          </table:table-cell>
          <table:table-cell office:value-type="float" office:value="36.1923" calcext:value-type="float">
            <text:p>36.1923</text:p>
          </table:table-cell>
          <table:table-cell office:value-type="float" office:value="-166.5505" calcext:value-type="float">
            <text:p>-166.5505</text:p>
          </table:table-cell>
          <table:table-cell office:value-type="float" office:value="0.5" calcext:value-type="float">
            <text:p>0.5</text:p>
          </table:table-cell>
          <table:table-cell table:formula="of:=[.C19]-MIN([.$C$2:.$C$89])" office:value-type="float" office:value="0.1663" calcext:value-type="float">
            <text:p>0.1663</text:p>
          </table:table-cell>
          <table:table-cell table:formula="of:=MAX([.$D$2:.$D$89])-[.D19]" office:value-type="float" office:value="60.8273" calcext:value-type="float">
            <text:p>60.8273</text:p>
          </table:table-cell>
          <table:table-cell table:formula="of:=ROUND([.F19]/MAX([.$F$2:.$F$89])*224;0)" office:value-type="float" office:value="0" calcext:value-type="float">
            <text:p>0</text:p>
          </table:table-cell>
          <table:table-cell table:formula="of:=ROUND([.G19]/MAX([.$G$2:.$G$89])*64;0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J19]; &quot;, &quot;; [.K19]; &quot;], &quot;&quot;x&quot;&quot;: &quot;; [.H19]; &quot;, &quot;&quot;y&quot;&quot;: &quot;; [.I19]; &quot; },&quot;)" office:value-type="string" office:string-value="{ &quot;flags&quot;: 4, &quot;matrix&quot;: [3, 0], &quot;x&quot;: 0, &quot;y&quot;: 37 }," calcext:value-type="string">
            <text:p>{ "flags": 4, "matrix": [3, 0], "x": 0, "y": 37 },</text:p>
          </table:table-cell>
        </table:table-row>
        <table:table-row table:style-name="ro1">
          <table:table-cell office:value-type="string" calcext:value-type="string">
            <text:p>KLED5</text:p>
          </table:table-cell>
          <table:table-cell office:value-type="float" office:value="18" calcext:value-type="float">
            <text:p>18</text:p>
          </table:table-cell>
          <table:table-cell office:value-type="float" office:value="60.5039" calcext:value-type="float">
            <text:p>60.5039</text:p>
          </table:table-cell>
          <table:table-cell office:value-type="float" office:value="-166.3383" calcext:value-type="float">
            <text:p>-166.3383</text:p>
          </table:table-cell>
          <table:table-cell office:value-type="float" office:value="0.5" calcext:value-type="float">
            <text:p>0.5</text:p>
          </table:table-cell>
          <table:table-cell table:formula="of:=[.C20]-MIN([.$C$2:.$C$89])" office:value-type="float" office:value="24.4779" calcext:value-type="float">
            <text:p>24.4779</text:p>
          </table:table-cell>
          <table:table-cell table:formula="of:=MAX([.$D$2:.$D$89])-[.D20]" office:value-type="float" office:value="60.6151" calcext:value-type="float">
            <text:p>60.6151</text:p>
          </table:table-cell>
          <table:table-cell table:formula="of:=ROUND([.F20]/MAX([.$F$2:.$F$89])*224;0)" office:value-type="float" office:value="16" calcext:value-type="float">
            <text:p>16</text:p>
          </table:table-cell>
          <table:table-cell table:formula="of:=ROUND([.G20]/MAX([.$G$2:.$G$89])*64;0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J20]; &quot;, &quot;; [.K20]; &quot;], &quot;&quot;x&quot;&quot;: &quot;; [.H20]; &quot;, &quot;&quot;y&quot;&quot;: &quot;; [.I20]; &quot; },&quot;)" office:value-type="string" office:string-value="{ &quot;flags&quot;: 4, &quot;matrix&quot;: [3, 1], &quot;x&quot;: 16, &quot;y&quot;: 37 }," calcext:value-type="string">
            <text:p>{ "flags": 4, "matrix": [3, 1], "x": 16, "y": 37 },</text:p>
          </table:table-cell>
        </table:table-row>
        <table:table-row table:style-name="ro1">
          <table:table-cell office:value-type="string" calcext:value-type="string">
            <text:p>KLED8</text:p>
          </table:table-cell>
          <table:table-cell office:value-type="float" office:value="19" calcext:value-type="float">
            <text:p>19</text:p>
          </table:table-cell>
          <table:table-cell office:value-type="float" office:value="80.1141" calcext:value-type="float">
            <text:p>80.1141</text:p>
          </table:table-cell>
          <table:table-cell office:value-type="float" office:value="-164.1722" calcext:value-type="float">
            <text:p>-164.1722</text:p>
          </table:table-cell>
          <table:table-cell office:value-type="float" office:value="-0.5" calcext:value-type="float">
            <text:p>-0.5</text:p>
          </table:table-cell>
          <table:table-cell table:formula="of:=[.C21]-MIN([.$C$2:.$C$89])" office:value-type="float" office:value="44.0881" calcext:value-type="float">
            <text:p>44.0881</text:p>
          </table:table-cell>
          <table:table-cell table:formula="of:=MAX([.$D$2:.$D$89])-[.D21]" office:value-type="float" office:value="58.449" calcext:value-type="float">
            <text:p>58.449</text:p>
          </table:table-cell>
          <table:table-cell table:formula="of:=ROUND([.F21]/MAX([.$F$2:.$F$89])*224;0)" office:value-type="float" office:value="28" calcext:value-type="float">
            <text:p>28</text:p>
          </table:table-cell>
          <table:table-cell table:formula="of:=ROUND([.G21]/MAX([.$G$2:.$G$89])*64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J21]; &quot;, &quot;; [.K21]; &quot;], &quot;&quot;x&quot;&quot;: &quot;; [.H21]; &quot;, &quot;&quot;y&quot;&quot;: &quot;; [.I21]; &quot; },&quot;)" office:value-type="string" office:string-value="{ &quot;flags&quot;: 4, &quot;matrix&quot;: [3, 2], &quot;x&quot;: 28, &quot;y&quot;: 35 }," calcext:value-type="string">
            <text:p>{ "flags": 4, "matrix": [3, 2], "x": 28, "y": 35 },</text:p>
          </table:table-cell>
        </table:table-row>
        <table:table-row table:style-name="ro1">
          <table:table-cell office:value-type="string" calcext:value-type="string">
            <text:p>KLED11</text:p>
          </table:table-cell>
          <table:table-cell office:value-type="float" office:value="20" calcext:value-type="float">
            <text:p>20</text:p>
          </table:table-cell>
          <table:table-cell office:value-type="float" office:value="99.7504" calcext:value-type="float">
            <text:p>99.7504</text:p>
          </table:table-cell>
          <table:table-cell office:value-type="float" office:value="-163.3486" calcext:value-type="float">
            <text:p>-163.3486</text:p>
          </table:table-cell>
          <table:table-cell office:value-type="float" office:value="-1.5" calcext:value-type="float">
            <text:p>-1.5</text:p>
          </table:table-cell>
          <table:table-cell table:formula="of:=[.C22]-MIN([.$C$2:.$C$89])" office:value-type="float" office:value="63.7244" calcext:value-type="float">
            <text:p>63.7244</text:p>
          </table:table-cell>
          <table:table-cell table:formula="of:=MAX([.$D$2:.$D$89])-[.D22]" office:value-type="float" office:value="57.6254" calcext:value-type="float">
            <text:p>57.6254</text:p>
          </table:table-cell>
          <table:table-cell table:formula="of:=ROUND([.F22]/MAX([.$F$2:.$F$89])*224;0)" office:value-type="float" office:value="40" calcext:value-type="float">
            <text:p>40</text:p>
          </table:table-cell>
          <table:table-cell table:formula="of:=ROUND([.G22]/MAX([.$G$2:.$G$89])*64;0)"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J22]; &quot;, &quot;; [.K22]; &quot;], &quot;&quot;x&quot;&quot;: &quot;; [.H22]; &quot;, &quot;&quot;y&quot;&quot;: &quot;; [.I22]; &quot; },&quot;)" office:value-type="string" office:string-value="{ &quot;flags&quot;: 4, &quot;matrix&quot;: [3, 3], &quot;x&quot;: 40, &quot;y&quot;: 35 }," calcext:value-type="string">
            <text:p>{ "flags": 4, "matrix": [3, 3], "x": 40, "y": 35 },</text:p>
          </table:table-cell>
        </table:table-row>
        <table:table-row table:style-name="ro1">
          <table:table-cell office:value-type="string" calcext:value-type="string">
            <text:p>KLED13</text:p>
          </table:table-cell>
          <table:table-cell office:value-type="float" office:value="21" calcext:value-type="float">
            <text:p>21</text:p>
          </table:table-cell>
          <table:table-cell office:value-type="float" office:value="119.3457" calcext:value-type="float">
            <text:p>119.3457</text:p>
          </table:table-cell>
          <table:table-cell office:value-type="float" office:value="-164.8671" calcext:value-type="float">
            <text:p>-164.8671</text:p>
          </table:table-cell>
          <table:table-cell office:value-type="float" office:value="-2.5" calcext:value-type="float">
            <text:p>-2.5</text:p>
          </table:table-cell>
          <table:table-cell table:formula="of:=[.C23]-MIN([.$C$2:.$C$89])" office:value-type="float" office:value="83.3197" calcext:value-type="float">
            <text:p>83.3197</text:p>
          </table:table-cell>
          <table:table-cell table:formula="of:=MAX([.$D$2:.$D$89])-[.D23]" office:value-type="float" office:value="59.1439" calcext:value-type="float">
            <text:p>59.1439</text:p>
          </table:table-cell>
          <table:table-cell table:formula="of:=ROUND([.F23]/MAX([.$F$2:.$F$89])*224;0)" office:value-type="float" office:value="53" calcext:value-type="float">
            <text:p>53</text:p>
          </table:table-cell>
          <table:table-cell table:formula="of:=ROUND([.G23]/MAX([.$G$2:.$G$89])*64;0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M.MICROSOFT.CONCAT(&quot;{ &quot;&quot;flags&quot;&quot;: 4, &quot;&quot;matrix&quot;&quot;: [&quot;; [.J23]; &quot;, &quot;; [.K23]; &quot;], &quot;&quot;x&quot;&quot;: &quot;; [.H23]; &quot;, &quot;&quot;y&quot;&quot;: &quot;; [.I23]; &quot; },&quot;)" office:value-type="string" office:string-value="{ &quot;flags&quot;: 4, &quot;matrix&quot;: [3, 4], &quot;x&quot;: 53, &quot;y&quot;: 36 }," calcext:value-type="string">
            <text:p>{ "flags": 4, "matrix": [3, 4], "x": 53, "y": 36 },</text:p>
          </table:table-cell>
        </table:table-row>
        <table:table-row table:style-name="ro1">
          <table:table-cell office:value-type="string" calcext:value-type="string">
            <text:p>KLED16</text:p>
          </table:table-cell>
          <table:table-cell office:value-type="float" office:value="22" calcext:value-type="float">
            <text:p>22</text:p>
          </table:table-cell>
          <table:table-cell office:value-type="float" office:value="138.5111" calcext:value-type="float">
            <text:p>138.5111</text:p>
          </table:table-cell>
          <table:table-cell office:value-type="float" office:value="-165.9544" calcext:value-type="float">
            <text:p>-165.9544</text:p>
          </table:table-cell>
          <table:table-cell office:value-type="float" office:value="-2.75" calcext:value-type="float">
            <text:p>-2.75</text:p>
          </table:table-cell>
          <table:table-cell table:formula="of:=[.C24]-MIN([.$C$2:.$C$89])" office:value-type="float" office:value="102.4851" calcext:value-type="float">
            <text:p>102.4851</text:p>
          </table:table-cell>
          <table:table-cell table:formula="of:=MAX([.$D$2:.$D$89])-[.D24]" office:value-type="float" office:value="60.2312" calcext:value-type="float">
            <text:p>60.2312</text:p>
          </table:table-cell>
          <table:table-cell table:formula="of:=ROUND([.F24]/MAX([.$F$2:.$F$89])*224;0)" office:value-type="float" office:value="65" calcext:value-type="float">
            <text:p>65</text:p>
          </table:table-cell>
          <table:table-cell table:formula="of:=ROUND([.G24]/MAX([.$G$2:.$G$89])*64;0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M.MICROSOFT.CONCAT(&quot;{ &quot;&quot;flags&quot;&quot;: 4, &quot;&quot;matrix&quot;&quot;: [&quot;; [.J24]; &quot;, &quot;; [.K24]; &quot;], &quot;&quot;x&quot;&quot;: &quot;; [.H24]; &quot;, &quot;&quot;y&quot;&quot;: &quot;; [.I24]; &quot; },&quot;)" office:value-type="string" office:string-value="{ &quot;flags&quot;: 4, &quot;matrix&quot;: [3, 5], &quot;x&quot;: 65, &quot;y&quot;: 36 }," calcext:value-type="string">
            <text:p>{ "flags": 4, "matrix": [3, 5], "x": 65, "y": 36 },</text:p>
          </table:table-cell>
        </table:table-row>
        <table:table-row table:style-name="ro1">
          <table:table-cell office:value-type="string" calcext:value-type="string">
            <text:p>KLED58</text:p>
          </table:table-cell>
          <table:table-cell office:value-type="float" office:value="23" calcext:value-type="float">
            <text:p>23</text:p>
          </table:table-cell>
          <table:table-cell office:value-type="float" office:value="137.5972" calcext:value-type="float">
            <text:p>137.5972</text:p>
          </table:table-cell>
          <table:table-cell office:value-type="float" office:value="-184.9825" calcext:value-type="float">
            <text:p>-184.9825</text:p>
          </table:table-cell>
          <table:table-cell office:value-type="float" office:value="177.25" calcext:value-type="float">
            <text:p>177.25</text:p>
          </table:table-cell>
          <table:table-cell table:formula="of:=[.C25]-MIN([.$C$2:.$C$89])" office:value-type="float" office:value="101.5712" calcext:value-type="float">
            <text:p>101.5712</text:p>
          </table:table-cell>
          <table:table-cell table:formula="of:=MAX([.$D$2:.$D$89])-[.D25]" office:value-type="float" office:value="79.2593" calcext:value-type="float">
            <text:p>79.2593</text:p>
          </table:table-cell>
          <table:table-cell table:formula="of:=ROUND([.F25]/MAX([.$F$2:.$F$89])*224;0)" office:value-type="float" office:value="64" calcext:value-type="float">
            <text:p>64</text:p>
          </table:table-cell>
          <table:table-cell table:formula="of:=ROUND([.G25]/MAX([.$G$2:.$G$89])*64;0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M.MICROSOFT.CONCAT(&quot;{ &quot;&quot;flags&quot;&quot;: 4, &quot;&quot;matrix&quot;&quot;: [&quot;; [.J25]; &quot;, &quot;; [.K25]; &quot;], &quot;&quot;x&quot;&quot;: &quot;; [.H25]; &quot;, &quot;&quot;y&quot;&quot;: &quot;; [.I25]; &quot; },&quot;)" office:value-type="string" office:string-value="{ &quot;flags&quot;: 4, &quot;matrix&quot;: [4, 5], &quot;x&quot;: 64, &quot;y&quot;: 48 }," calcext:value-type="string">
            <text:p>{ "flags": 4, "matrix": [4, 5], "x": 64, "y": 48 },</text:p>
          </table:table-cell>
        </table:table-row>
        <table:table-row table:style-name="ro1">
          <table:table-cell office:value-type="string" calcext:value-type="string">
            <text:p>KLED55</text:p>
          </table:table-cell>
          <table:table-cell office:value-type="float" office:value="24" calcext:value-type="float">
            <text:p>24</text:p>
          </table:table-cell>
          <table:table-cell office:value-type="float" office:value="118.5148" calcext:value-type="float">
            <text:p>118.5148</text:p>
          </table:table-cell>
          <table:table-cell office:value-type="float" office:value="-183.8989" calcext:value-type="float">
            <text:p>-183.8989</text:p>
          </table:table-cell>
          <table:table-cell office:value-type="float" office:value="177.5" calcext:value-type="float">
            <text:p>177.5</text:p>
          </table:table-cell>
          <table:table-cell table:formula="of:=[.C26]-MIN([.$C$2:.$C$89])" office:value-type="float" office:value="82.4888" calcext:value-type="float">
            <text:p>82.4888</text:p>
          </table:table-cell>
          <table:table-cell table:formula="of:=MAX([.$D$2:.$D$89])-[.D26]" office:value-type="float" office:value="78.1757" calcext:value-type="float">
            <text:p>78.1757</text:p>
          </table:table-cell>
          <table:table-cell table:formula="of:=ROUND([.F26]/MAX([.$F$2:.$F$89])*224;0)" office:value-type="float" office:value="52" calcext:value-type="float">
            <text:p>52</text:p>
          </table:table-cell>
          <table:table-cell table:formula="of:=ROUND([.G26]/MAX([.$G$2:.$G$89])*64;0)"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COM.MICROSOFT.CONCAT(&quot;{ &quot;&quot;flags&quot;&quot;: 4, &quot;&quot;matrix&quot;&quot;: [&quot;; [.J26]; &quot;, &quot;; [.K26]; &quot;], &quot;&quot;x&quot;&quot;: &quot;; [.H26]; &quot;, &quot;&quot;y&quot;&quot;: &quot;; [.I26]; &quot; },&quot;)" office:value-type="string" office:string-value="{ &quot;flags&quot;: 4, &quot;matrix&quot;: [4, 4], &quot;x&quot;: 52, &quot;y&quot;: 47 }," calcext:value-type="string">
            <text:p>{ "flags": 4, "matrix": [4, 4], "x": 52, "y": 47 },</text:p>
          </table:table-cell>
        </table:table-row>
        <table:table-row table:style-name="ro1">
          <table:table-cell office:value-type="string" calcext:value-type="string">
            <text:p>KLED52</text:p>
          </table:table-cell>
          <table:table-cell office:value-type="float" office:value="25" calcext:value-type="float">
            <text:p>25</text:p>
          </table:table-cell>
          <table:table-cell office:value-type="float" office:value="99.2517" calcext:value-type="float">
            <text:p>99.2517</text:p>
          </table:table-cell>
          <table:table-cell office:value-type="float" office:value="-182.392" calcext:value-type="float">
            <text:p>-182.392</text:p>
          </table:table-cell>
          <table:table-cell office:value-type="float" office:value="178.5" calcext:value-type="float">
            <text:p>178.5</text:p>
          </table:table-cell>
          <table:table-cell table:formula="of:=[.C27]-MIN([.$C$2:.$C$89])" office:value-type="float" office:value="63.2257" calcext:value-type="float">
            <text:p>63.2257</text:p>
          </table:table-cell>
          <table:table-cell table:formula="of:=MAX([.$D$2:.$D$89])-[.D27]" office:value-type="float" office:value="76.6688" calcext:value-type="float">
            <text:p>76.6688</text:p>
          </table:table-cell>
          <table:table-cell table:formula="of:=ROUND([.F27]/MAX([.$F$2:.$F$89])*224;0)" office:value-type="float" office:value="40" calcext:value-type="float">
            <text:p>40</text:p>
          </table:table-cell>
          <table:table-cell table:formula="of:=ROUND([.G27]/MAX([.$G$2:.$G$89])*64;0)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J27]; &quot;, &quot;; [.K27]; &quot;], &quot;&quot;x&quot;&quot;: &quot;; [.H27]; &quot;, &quot;&quot;y&quot;&quot;: &quot;; [.I27]; &quot; },&quot;)" office:value-type="string" office:string-value="{ &quot;flags&quot;: 4, &quot;matrix&quot;: [4, 3], &quot;x&quot;: 40, &quot;y&quot;: 46 }," calcext:value-type="string">
            <text:p>{ "flags": 4, "matrix": [4, 3], "x": 40, "y": 46 },</text:p>
          </table:table-cell>
        </table:table-row>
        <table:table-row table:style-name="ro1">
          <table:table-cell office:value-type="string" calcext:value-type="string">
            <text:p>KLED49</text:p>
          </table:table-cell>
          <table:table-cell office:value-type="float" office:value="26" calcext:value-type="float">
            <text:p>26</text:p>
          </table:table-cell>
          <table:table-cell office:value-type="float" office:value="79.9478" calcext:value-type="float">
            <text:p>79.9478</text:p>
          </table:table-cell>
          <table:table-cell office:value-type="float" office:value="-183.2215" calcext:value-type="float">
            <text:p>-183.2215</text:p>
          </table:table-cell>
          <table:table-cell office:value-type="float" office:value="179.5" calcext:value-type="float">
            <text:p>179.5</text:p>
          </table:table-cell>
          <table:table-cell table:formula="of:=[.C28]-MIN([.$C$2:.$C$89])" office:value-type="float" office:value="43.9218" calcext:value-type="float">
            <text:p>43.9218</text:p>
          </table:table-cell>
          <table:table-cell table:formula="of:=MAX([.$D$2:.$D$89])-[.D28]" office:value-type="float" office:value="77.4983" calcext:value-type="float">
            <text:p>77.4983</text:p>
          </table:table-cell>
          <table:table-cell table:formula="of:=ROUND([.F28]/MAX([.$F$2:.$F$89])*224;0)" office:value-type="float" office:value="28" calcext:value-type="float">
            <text:p>28</text:p>
          </table:table-cell>
          <table:table-cell table:formula="of:=ROUND([.G28]/MAX([.$G$2:.$G$89])*64;0)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J28]; &quot;, &quot;; [.K28]; &quot;], &quot;&quot;x&quot;&quot;: &quot;; [.H28]; &quot;, &quot;&quot;y&quot;&quot;: &quot;; [.I28]; &quot; },&quot;)" office:value-type="string" office:string-value="{ &quot;flags&quot;: 4, &quot;matrix&quot;: [4, 2], &quot;x&quot;: 28, &quot;y&quot;: 47 }," calcext:value-type="string">
            <text:p>{ "flags": 4, "matrix": [4, 2], "x": 28, "y": 47 },</text:p>
          </table:table-cell>
        </table:table-row>
        <table:table-row table:style-name="ro1">
          <table:table-cell office:value-type="string" calcext:value-type="string">
            <text:p>KLED47</text:p>
          </table:table-cell>
          <table:table-cell office:value-type="float" office:value="27" calcext:value-type="float">
            <text:p>27</text:p>
          </table:table-cell>
          <table:table-cell office:value-type="float" office:value="60.6701" calcext:value-type="float">
            <text:p>60.6701</text:p>
          </table:table-cell>
          <table:table-cell office:value-type="float" office:value="-185.3876" calcext:value-type="float">
            <text:p>-185.3876</text:p>
          </table:table-cell>
          <table:table-cell office:value-type="float" office:value="-179.5" calcext:value-type="float">
            <text:p>-179.5</text:p>
          </table:table-cell>
          <table:table-cell table:formula="of:=[.C29]-MIN([.$C$2:.$C$89])" office:value-type="float" office:value="24.6441" calcext:value-type="float">
            <text:p>24.6441</text:p>
          </table:table-cell>
          <table:table-cell table:formula="of:=MAX([.$D$2:.$D$89])-[.D29]" office:value-type="float" office:value="79.6644" calcext:value-type="float">
            <text:p>79.6644</text:p>
          </table:table-cell>
          <table:table-cell table:formula="of:=ROUND([.F29]/MAX([.$F$2:.$F$89])*224;0)" office:value-type="float" office:value="16" calcext:value-type="float">
            <text:p>16</text:p>
          </table:table-cell>
          <table:table-cell table:formula="of:=ROUND([.G29]/MAX([.$G$2:.$G$89])*64;0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J29]; &quot;, &quot;; [.K29]; &quot;], &quot;&quot;x&quot;&quot;: &quot;; [.H29]; &quot;, &quot;&quot;y&quot;&quot;: &quot;; [.I29]; &quot; },&quot;)" office:value-type="string" office:string-value="{ &quot;flags&quot;: 4, &quot;matrix&quot;: [4, 1], &quot;x&quot;: 16, &quot;y&quot;: 48 }," calcext:value-type="string">
            <text:p>{ "flags": 4, "matrix": [4, 1], "x": 16, "y": 48 },</text:p>
          </table:table-cell>
        </table:table-row>
        <table:table-row table:style-name="ro1">
          <table:table-cell office:value-type="string" calcext:value-type="string">
            <text:p>KLED44</text:p>
          </table:table-cell>
          <table:table-cell office:value-type="float" office:value="28" calcext:value-type="float">
            <text:p>28</text:p>
          </table:table-cell>
          <table:table-cell office:value-type="float" office:value="36.3585" calcext:value-type="float">
            <text:p>36.3585</text:p>
          </table:table-cell>
          <table:table-cell office:value-type="float" office:value="-185.5998" calcext:value-type="float">
            <text:p>-185.5998</text:p>
          </table:table-cell>
          <table:table-cell office:value-type="float" office:value="-179.5" calcext:value-type="float">
            <text:p>-179.5</text:p>
          </table:table-cell>
          <table:table-cell table:formula="of:=[.C30]-MIN([.$C$2:.$C$89])" office:value-type="float" office:value="0.332499999999996" calcext:value-type="float">
            <text:p>0.332499999999996</text:p>
          </table:table-cell>
          <table:table-cell table:formula="of:=MAX([.$D$2:.$D$89])-[.D30]" office:value-type="float" office:value="79.8766" calcext:value-type="float">
            <text:p>79.8766</text:p>
          </table:table-cell>
          <table:table-cell table:formula="of:=ROUND([.F30]/MAX([.$F$2:.$F$89])*224;0)" office:value-type="float" office:value="0" calcext:value-type="float">
            <text:p>0</text:p>
          </table:table-cell>
          <table:table-cell table:formula="of:=ROUND([.G30]/MAX([.$G$2:.$G$89])*64;0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J30]; &quot;, &quot;; [.K30]; &quot;], &quot;&quot;x&quot;&quot;: &quot;; [.H30]; &quot;, &quot;&quot;y&quot;&quot;: &quot;; [.I30]; &quot; },&quot;)" office:value-type="string" office:string-value="{ &quot;flags&quot;: 4, &quot;matrix&quot;: [4, 0], &quot;x&quot;: 0, &quot;y&quot;: 48 }," calcext:value-type="string">
            <text:p>{ "flags": 4, "matrix": [4, 0], "x": 0, "y": 48 },</text:p>
          </table:table-cell>
        </table:table-row>
        <table:table-row table:style-name="ro1">
          <table:table-cell office:value-type="string" calcext:value-type="string">
            <text:p>KLED1</text:p>
          </table:table-cell>
          <table:table-cell office:value-type="float" office:value="29" calcext:value-type="float">
            <text:p>29</text:p>
          </table:table-cell>
          <table:table-cell office:value-type="float" office:value="41.7871" calcext:value-type="float">
            <text:p>41.7871</text:p>
          </table:table-cell>
          <table:table-cell office:value-type="float" office:value="-204.6031" calcext:value-type="float">
            <text:p>-204.6031</text:p>
          </table:table-cell>
          <table:table-cell office:value-type="float" office:value="0.5" calcext:value-type="float">
            <text:p>0.5</text:p>
          </table:table-cell>
          <table:table-cell table:formula="of:=[.C31]-MIN([.$C$2:.$C$89])" office:value-type="float" office:value="5.7611" calcext:value-type="float">
            <text:p>5.7611</text:p>
          </table:table-cell>
          <table:table-cell table:formula="of:=MAX([.$D$2:.$D$89])-[.D31]" office:value-type="float" office:value="98.8799" calcext:value-type="float">
            <text:p>98.8799</text:p>
          </table:table-cell>
          <table:table-cell table:formula="of:=ROUND([.F31]/MAX([.$F$2:.$F$89])*224;0)" office:value-type="float" office:value="4" calcext:value-type="float">
            <text:p>4</text:p>
          </table:table-cell>
          <table:table-cell table:formula="of:=ROUND([.G31]/MAX([.$G$2:.$G$89])*64;0)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J31]; &quot;, &quot;; [.K31]; &quot;], &quot;&quot;x&quot;&quot;: &quot;; [.H31]; &quot;, &quot;&quot;y&quot;&quot;: &quot;; [.I31]; &quot; },&quot;)" office:value-type="string" office:string-value="{ &quot;flags&quot;: 4, &quot;matrix&quot;: [5, 0], &quot;x&quot;: 4, &quot;y&quot;: 60 }," calcext:value-type="string">
            <text:p>{ "flags": 4, "matrix": [5, 0], "x": 4, "y": 60 },</text:p>
          </table:table-cell>
        </table:table-row>
        <table:table-row table:style-name="ro1">
          <table:table-cell office:value-type="string" calcext:value-type="string">
            <text:p>KLED4</text:p>
          </table:table-cell>
          <table:table-cell office:value-type="float" office:value="30" calcext:value-type="float">
            <text:p>30</text:p>
          </table:table-cell>
          <table:table-cell office:value-type="float" office:value="60.8363" calcext:value-type="float">
            <text:p>60.8363</text:p>
          </table:table-cell>
          <table:table-cell office:value-type="float" office:value="-204.4369" calcext:value-type="float">
            <text:p>-204.4369</text:p>
          </table:table-cell>
          <table:table-cell office:value-type="float" office:value="0.5" calcext:value-type="float">
            <text:p>0.5</text:p>
          </table:table-cell>
          <table:table-cell table:formula="of:=[.C32]-MIN([.$C$2:.$C$89])" office:value-type="float" office:value="24.8103" calcext:value-type="float">
            <text:p>24.8103</text:p>
          </table:table-cell>
          <table:table-cell table:formula="of:=MAX([.$D$2:.$D$89])-[.D32]" office:value-type="float" office:value="98.7137" calcext:value-type="float">
            <text:p>98.7137</text:p>
          </table:table-cell>
          <table:table-cell table:formula="of:=ROUND([.F32]/MAX([.$F$2:.$F$89])*224;0)" office:value-type="float" office:value="16" calcext:value-type="float">
            <text:p>16</text:p>
          </table:table-cell>
          <table:table-cell table:formula="of:=ROUND([.G32]/MAX([.$G$2:.$G$89])*64;0)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J32]; &quot;, &quot;; [.K32]; &quot;], &quot;&quot;x&quot;&quot;: &quot;; [.H32]; &quot;, &quot;&quot;y&quot;&quot;: &quot;; [.I32]; &quot; },&quot;)" office:value-type="string" office:string-value="{ &quot;flags&quot;: 4, &quot;matrix&quot;: [5, 1], &quot;x&quot;: 16, &quot;y&quot;: 60 }," calcext:value-type="string">
            <text:p>{ "flags": 4, "matrix": [5, 1], "x": 16, "y": 60 },</text:p>
          </table:table-cell>
        </table:table-row>
        <table:table-row table:style-name="ro1">
          <table:table-cell office:value-type="string" calcext:value-type="string">
            <text:p>KLED7</text:p>
          </table:table-cell>
          <table:table-cell office:value-type="float" office:value="31" calcext:value-type="float">
            <text:p>31</text:p>
          </table:table-cell>
          <table:table-cell office:value-type="float" office:value="79.7816" calcext:value-type="float">
            <text:p>79.7816</text:p>
          </table:table-cell>
          <table:table-cell office:value-type="float" office:value="-202.2707" calcext:value-type="float">
            <text:p>-202.2707</text:p>
          </table:table-cell>
          <table:table-cell office:value-type="float" office:value="-0.5" calcext:value-type="float">
            <text:p>-0.5</text:p>
          </table:table-cell>
          <table:table-cell table:formula="of:=[.C33]-MIN([.$C$2:.$C$89])" office:value-type="float" office:value="43.7556" calcext:value-type="float">
            <text:p>43.7556</text:p>
          </table:table-cell>
          <table:table-cell table:formula="of:=MAX([.$D$2:.$D$89])-[.D33]" office:value-type="float" office:value="96.5475" calcext:value-type="float">
            <text:p>96.5475</text:p>
          </table:table-cell>
          <table:table-cell table:formula="of:=ROUND([.F33]/MAX([.$F$2:.$F$89])*224;0)" office:value-type="float" office:value="28" calcext:value-type="float">
            <text:p>28</text:p>
          </table:table-cell>
          <table:table-cell table:formula="of:=ROUND([.G33]/MAX([.$G$2:.$G$89])*64;0)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J33]; &quot;, &quot;; [.K33]; &quot;], &quot;&quot;x&quot;&quot;: &quot;; [.H33]; &quot;, &quot;&quot;y&quot;&quot;: &quot;; [.I33]; &quot; },&quot;)" office:value-type="string" office:string-value="{ &quot;flags&quot;: 4, &quot;matrix&quot;: [5, 2], &quot;x&quot;: 28, &quot;y&quot;: 58 }," calcext:value-type="string">
            <text:p>{ "flags": 4, "matrix": [5, 2], "x": 28, "y": 58 },</text:p>
          </table:table-cell>
        </table:table-row>
        <table:table-row table:style-name="ro1">
          <table:table-cell office:value-type="string" calcext:value-type="string">
            <text:p>KLED10</text:p>
          </table:table-cell>
          <table:table-cell office:value-type="float" office:value="32" calcext:value-type="float">
            <text:p>32</text:p>
          </table:table-cell>
          <table:table-cell office:value-type="float" office:value="98.753" calcext:value-type="float">
            <text:p>98.753</text:p>
          </table:table-cell>
          <table:table-cell office:value-type="float" office:value="-201.4355" calcext:value-type="float">
            <text:p>-201.4355</text:p>
          </table:table-cell>
          <table:table-cell office:value-type="float" office:value="-1.5" calcext:value-type="float">
            <text:p>-1.5</text:p>
          </table:table-cell>
          <table:table-cell table:formula="of:=[.C34]-MIN([.$C$2:.$C$89])" office:value-type="float" office:value="62.727" calcext:value-type="float">
            <text:p>62.727</text:p>
          </table:table-cell>
          <table:table-cell table:formula="of:=MAX([.$D$2:.$D$89])-[.D34]" office:value-type="float" office:value="95.7123" calcext:value-type="float">
            <text:p>95.7123</text:p>
          </table:table-cell>
          <table:table-cell table:formula="of:=ROUND([.F34]/MAX([.$F$2:.$F$89])*224;0)" office:value-type="float" office:value="40" calcext:value-type="float">
            <text:p>40</text:p>
          </table:table-cell>
          <table:table-cell table:formula="of:=ROUND([.G34]/MAX([.$G$2:.$G$89])*64;0)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J34]; &quot;, &quot;; [.K34]; &quot;], &quot;&quot;x&quot;&quot;: &quot;; [.H34]; &quot;, &quot;&quot;y&quot;&quot;: &quot;; [.I34]; &quot; },&quot;)" office:value-type="string" office:string-value="{ &quot;flags&quot;: 4, &quot;matrix&quot;: [5, 3], &quot;x&quot;: 40, &quot;y&quot;: 58 }," calcext:value-type="string">
            <text:p>{ "flags": 4, "matrix": [5, 3], "x": 40, "y": 58 },</text:p>
          </table:table-cell>
        </table:table-row>
        <table:table-row table:style-name="ro1">
          <table:table-cell office:value-type="string" calcext:value-type="string">
            <text:p>KLED15</text:p>
          </table:table-cell>
          <table:table-cell office:value-type="float" office:value="33" calcext:value-type="float">
            <text:p>33</text:p>
          </table:table-cell>
          <table:table-cell office:value-type="float" office:value="135.1849" calcext:value-type="float">
            <text:p>135.1849</text:p>
          </table:table-cell>
          <table:table-cell office:value-type="float" office:value="-203.9386" calcext:value-type="float">
            <text:p>-203.9386</text:p>
          </table:table-cell>
          <table:table-cell office:value-type="float" office:value="-2.75" calcext:value-type="float">
            <text:p>-2.75</text:p>
          </table:table-cell>
          <table:table-cell table:formula="of:=[.C35]-MIN([.$C$2:.$C$89])" office:value-type="float" office:value="99.1589" calcext:value-type="float">
            <text:p>99.1589</text:p>
          </table:table-cell>
          <table:table-cell table:formula="of:=MAX([.$D$2:.$D$89])-[.D35]" office:value-type="float" office:value="98.2154" calcext:value-type="float">
            <text:p>98.2154</text:p>
          </table:table-cell>
          <table:table-cell table:formula="of:=ROUND([.F35]/MAX([.$F$2:.$F$89])*224;0)" office:value-type="float" office:value="63" calcext:value-type="float">
            <text:p>63</text:p>
          </table:table-cell>
          <table:table-cell table:formula="of:=ROUND([.G35]/MAX([.$G$2:.$G$89])*64;0)" office:value-type="float" office:value="59" calcext:value-type="float">
            <text:p>5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COM.MICROSOFT.CONCAT(&quot;{ &quot;&quot;flags&quot;&quot;: 4, &quot;&quot;matrix&quot;&quot;: [&quot;; [.J35]; &quot;, &quot;; [.K35]; &quot;], &quot;&quot;x&quot;&quot;: &quot;; [.H35]; &quot;, &quot;&quot;y&quot;&quot;: &quot;; [.I35]; &quot; },&quot;)" office:value-type="string" office:string-value="{ &quot;flags&quot;: 4, &quot;matrix&quot;: [5, 5], &quot;x&quot;: 63, &quot;y&quot;: 59 }," calcext:value-type="string">
            <text:p>{ "flags": 4, "matrix": [5, 5], "x": 63, "y": 59 },</text:p>
          </table:table-cell>
        </table:table-row>
        <table:table-row table:style-name="ro1">
          <table:table-cell office:value-type="string" calcext:value-type="string">
            <text:p>KLED18</text:p>
          </table:table-cell>
          <table:table-cell office:value-type="float" office:value="34" calcext:value-type="float">
            <text:p>34</text:p>
          </table:table-cell>
          <table:table-cell office:value-type="float" office:value="191.1057" calcext:value-type="float">
            <text:p>191.1057</text:p>
          </table:table-cell>
          <table:table-cell office:value-type="float" office:value="-203.9299" calcext:value-type="float">
            <text:p>-203.9299</text:p>
          </table:table-cell>
          <table:table-cell office:value-type="float" office:value="2.75" calcext:value-type="float">
            <text:p>2.75</text:p>
          </table:table-cell>
          <table:table-cell table:formula="of:=[.C36]-MIN([.$C$2:.$C$89])" office:value-type="float" office:value="155.0797" calcext:value-type="float">
            <text:p>155.0797</text:p>
          </table:table-cell>
          <table:table-cell table:formula="of:=MAX([.$D$2:.$D$89])-[.D36]" office:value-type="float" office:value="98.2067" calcext:value-type="float">
            <text:p>98.2067</text:p>
          </table:table-cell>
          <table:table-cell table:formula="of:=ROUND([.F36]/MAX([.$F$2:.$F$89])*224;0)" office:value-type="float" office:value="98" calcext:value-type="float">
            <text:p>98</text:p>
          </table:table-cell>
          <table:table-cell table:formula="of:=ROUND([.G36]/MAX([.$G$2:.$G$89])*64;0)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M.MICROSOFT.CONCAT(&quot;{ &quot;&quot;flags&quot;&quot;: 4, &quot;&quot;matrix&quot;&quot;: [&quot;; [.J36]; &quot;, &quot;; [.K36]; &quot;], &quot;&quot;x&quot;&quot;: &quot;; [.H36]; &quot;, &quot;&quot;y&quot;&quot;: &quot;; [.I36]; &quot; },&quot;)" office:value-type="string" office:string-value="{ &quot;flags&quot;: 4, &quot;matrix&quot;: [5, 6], &quot;x&quot;: 98, &quot;y&quot;: 59 }," calcext:value-type="string">
            <text:p>{ "flags": 4, "matrix": [5, 6], "x": 98, "y": 59 },</text:p>
          </table:table-cell>
        </table:table-row>
        <table:table-row table:style-name="ro1">
          <table:table-cell office:value-type="string" calcext:value-type="string">
            <text:p>KLED23</text:p>
          </table:table-cell>
          <table:table-cell office:value-type="float" office:value="35" calcext:value-type="float">
            <text:p>35</text:p>
          </table:table-cell>
          <table:table-cell office:value-type="float" office:value="227.5171" calcext:value-type="float">
            <text:p>227.5171</text:p>
          </table:table-cell>
          <table:table-cell office:value-type="float" office:value="-200.9288" calcext:value-type="float">
            <text:p>-200.9288</text:p>
          </table:table-cell>
          <table:table-cell office:value-type="float" office:value="1.75" calcext:value-type="float">
            <text:p>1.75</text:p>
          </table:table-cell>
          <table:table-cell table:formula="of:=[.C37]-MIN([.$C$2:.$C$89])" office:value-type="float" office:value="191.4911" calcext:value-type="float">
            <text:p>191.4911</text:p>
          </table:table-cell>
          <table:table-cell table:formula="of:=MAX([.$D$2:.$D$89])-[.D37]" office:value-type="float" office:value="95.2056" calcext:value-type="float">
            <text:p>95.2056</text:p>
          </table:table-cell>
          <table:table-cell table:formula="of:=ROUND([.F37]/MAX([.$F$2:.$F$89])*224;0)" office:value-type="float" office:value="121" calcext:value-type="float">
            <text:p>121</text:p>
          </table:table-cell>
          <table:table-cell table:formula="of:=ROUND([.G37]/MAX([.$G$2:.$G$89])*64;0)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M.MICROSOFT.CONCAT(&quot;{ &quot;&quot;flags&quot;&quot;: 4, &quot;&quot;matrix&quot;&quot;: [&quot;; [.J37]; &quot;, &quot;; [.K37]; &quot;], &quot;&quot;x&quot;&quot;: &quot;; [.H37]; &quot;, &quot;&quot;y&quot;&quot;: &quot;; [.I37]; &quot; },&quot;)" office:value-type="string" office:string-value="{ &quot;flags&quot;: 4, &quot;matrix&quot;: [5, 8], &quot;x&quot;: 121, &quot;y&quot;: 58 }," calcext:value-type="string">
            <text:p>{ "flags": 4, "matrix": [5, 8], "x": 121, "y": 58 },</text:p>
          </table:table-cell>
        </table:table-row>
        <table:table-row table:style-name="ro1">
          <table:table-cell office:value-type="string" calcext:value-type="string">
            <text:p>KLED26</text:p>
          </table:table-cell>
          <table:table-cell office:value-type="float" office:value="36" calcext:value-type="float">
            <text:p>36</text:p>
          </table:table-cell>
          <table:table-cell office:value-type="float" office:value="246.5022" calcext:value-type="float">
            <text:p>246.5022</text:p>
          </table:table-cell>
          <table:table-cell office:value-type="float" office:value="-201.3484" calcext:value-type="float">
            <text:p>-201.3484</text:p>
          </table:table-cell>
          <table:table-cell office:value-type="float" office:value="0.75" calcext:value-type="float">
            <text:p>0.75</text:p>
          </table:table-cell>
          <table:table-cell table:formula="of:=[.C38]-MIN([.$C$2:.$C$89])" office:value-type="float" office:value="210.4762" calcext:value-type="float">
            <text:p>210.4762</text:p>
          </table:table-cell>
          <table:table-cell table:formula="of:=MAX([.$D$2:.$D$89])-[.D38]" office:value-type="float" office:value="95.6252" calcext:value-type="float">
            <text:p>95.6252</text:p>
          </table:table-cell>
          <table:table-cell table:formula="of:=ROUND([.F38]/MAX([.$F$2:.$F$89])*224;0)" office:value-type="float" office:value="133" calcext:value-type="float">
            <text:p>133</text:p>
          </table:table-cell>
          <table:table-cell table:formula="of:=ROUND([.G38]/MAX([.$G$2:.$G$89])*64;0)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M.MICROSOFT.CONCAT(&quot;{ &quot;&quot;flags&quot;&quot;: 4, &quot;&quot;matrix&quot;&quot;: [&quot;; [.J38]; &quot;, &quot;; [.K38]; &quot;], &quot;&quot;x&quot;&quot;: &quot;; [.H38]; &quot;, &quot;&quot;y&quot;&quot;: &quot;; [.I38]; &quot; },&quot;)" office:value-type="string" office:string-value="{ &quot;flags&quot;: 4, &quot;matrix&quot;: [5, 9], &quot;x&quot;: 133, &quot;y&quot;: 58 }," calcext:value-type="string">
            <text:p>{ "flags": 4, "matrix": [5, 9], "x": 133, "y": 58 },</text:p>
          </table:table-cell>
        </table:table-row>
        <table:table-row table:style-name="ro1">
          <table:table-cell office:value-type="string" calcext:value-type="string">
            <text:p>KLED29</text:p>
          </table:table-cell>
          <table:table-cell office:value-type="float" office:value="37" calcext:value-type="float">
            <text:p>37</text:p>
          </table:table-cell>
          <table:table-cell office:value-type="float" office:value="265.4902" calcext:value-type="float">
            <text:p>265.4902</text:p>
          </table:table-cell>
          <table:table-cell office:value-type="float" office:value="-203.0993" calcext:value-type="float">
            <text:p>-203.0993</text:p>
          </table:table-cell>
          <table:table-cell office:value-type="float" office:value="-0.25" calcext:value-type="float">
            <text:p>-0.25</text:p>
          </table:table-cell>
          <table:table-cell table:formula="of:=[.C39]-MIN([.$C$2:.$C$89])" office:value-type="float" office:value="229.4642" calcext:value-type="float">
            <text:p>229.4642</text:p>
          </table:table-cell>
          <table:table-cell table:formula="of:=MAX([.$D$2:.$D$89])-[.D39]" office:value-type="float" office:value="97.3761" calcext:value-type="float">
            <text:p>97.3761</text:p>
          </table:table-cell>
          <table:table-cell table:formula="of:=ROUND([.F39]/MAX([.$F$2:.$F$89])*224;0)" office:value-type="float" office:value="145" calcext:value-type="float">
            <text:p>145</text:p>
          </table:table-cell>
          <table:table-cell table:formula="of:=ROUND([.G39]/MAX([.$G$2:.$G$89])*64;0)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M.MICROSOFT.CONCAT(&quot;{ &quot;&quot;flags&quot;&quot;: 4, &quot;&quot;matrix&quot;&quot;: [&quot;; [.J39]; &quot;, &quot;; [.K39]; &quot;], &quot;&quot;x&quot;&quot;: &quot;; [.H39]; &quot;, &quot;&quot;y&quot;&quot;: &quot;; [.I39]; &quot; },&quot;)" office:value-type="string" office:string-value="{ &quot;flags&quot;: 4, &quot;matrix&quot;: [5, 10], &quot;x&quot;: 145, &quot;y&quot;: 59 }," calcext:value-type="string">
            <text:p>{ "flags": 4, "matrix": [5, 10], "x": 145, "y": 59 },</text:p>
          </table:table-cell>
        </table:table-row>
        <table:table-row table:style-name="ro1">
          <table:table-cell office:value-type="string" calcext:value-type="string">
            <text:p>KLED32</text:p>
          </table:table-cell>
          <table:table-cell office:value-type="float" office:value="38" calcext:value-type="float">
            <text:p>38</text:p>
          </table:table-cell>
          <table:table-cell office:value-type="float" office:value="284.54" calcext:value-type="float">
            <text:p>284.54</text:p>
          </table:table-cell>
          <table:table-cell office:value-type="float" office:value="-203.1824" calcext:value-type="float">
            <text:p>-203.1824</text:p>
          </table:table-cell>
          <table:table-cell office:value-type="float" office:value="-0.25" calcext:value-type="float">
            <text:p>-0.25</text:p>
          </table:table-cell>
          <table:table-cell table:formula="of:=[.C40]-MIN([.$C$2:.$C$89])" office:value-type="float" office:value="248.514" calcext:value-type="float">
            <text:p>248.514</text:p>
          </table:table-cell>
          <table:table-cell table:formula="of:=MAX([.$D$2:.$D$89])-[.D40]" office:value-type="float" office:value="97.4592" calcext:value-type="float">
            <text:p>97.4592</text:p>
          </table:table-cell>
          <table:table-cell table:formula="of:=ROUND([.F40]/MAX([.$F$2:.$F$89])*224;0)" office:value-type="float" office:value="157" calcext:value-type="float">
            <text:p>157</text:p>
          </table:table-cell>
          <table:table-cell table:formula="of:=ROUND([.G40]/MAX([.$G$2:.$G$89])*64;0)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COM.MICROSOFT.CONCAT(&quot;{ &quot;&quot;flags&quot;&quot;: 4, &quot;&quot;matrix&quot;&quot;: [&quot;; [.J40]; &quot;, &quot;; [.K40]; &quot;], &quot;&quot;x&quot;&quot;: &quot;; [.H40]; &quot;, &quot;&quot;y&quot;&quot;: &quot;; [.I40]; &quot; },&quot;)" office:value-type="string" office:string-value="{ &quot;flags&quot;: 4, &quot;matrix&quot;: [5, 11], &quot;x&quot;: 157, &quot;y&quot;: 59 }," calcext:value-type="string">
            <text:p>{ "flags": 4, "matrix": [5, 11], "x": 157, "y": 59 },</text:p>
          </table:table-cell>
        </table:table-row>
        <table:table-row table:style-name="ro1">
          <table:table-cell office:value-type="string" calcext:value-type="string">
            <text:p>KLED83</text:p>
          </table:table-cell>
          <table:table-cell office:value-type="float" office:value="39" calcext:value-type="float">
            <text:p>39</text:p>
          </table:table-cell>
          <table:table-cell office:value-type="float" office:value="326.6893" calcext:value-type="float">
            <text:p>326.6893</text:p>
          </table:table-cell>
          <table:table-cell office:value-type="float" office:value="-198.7833" calcext:value-type="float">
            <text:p>-198.7833</text:p>
          </table:table-cell>
          <table:table-cell office:value-type="float" office:value="-132.25" calcext:value-type="float">
            <text:p>-132.25</text:p>
          </table:table-cell>
          <table:table-cell table:formula="of:=[.C41]-MIN([.$C$2:.$C$89])" office:value-type="float" office:value="290.6633" calcext:value-type="float">
            <text:p>290.6633</text:p>
          </table:table-cell>
          <table:table-cell table:formula="of:=MAX([.$D$2:.$D$89])-[.D41]" office:value-type="float" office:value="93.0601" calcext:value-type="float">
            <text:p>93.0601</text:p>
          </table:table-cell>
          <table:table-cell table:formula="of:=ROUND([.F41]/MAX([.$F$2:.$F$89])*224;0)" office:value-type="float" office:value="184" calcext:value-type="float">
            <text:p>184</text:p>
          </table:table-cell>
          <table:table-cell table:formula="of:=ROUND([.G41]/MAX([.$G$2:.$G$89])*64;0)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COM.MICROSOFT.CONCAT(&quot;{ &quot;&quot;flags&quot;&quot;: 4, &quot;&quot;matrix&quot;&quot;: [&quot;; [.J41]; &quot;, &quot;; [.K41]; &quot;], &quot;&quot;x&quot;&quot;: &quot;; [.H41]; &quot;, &quot;&quot;y&quot;&quot;: &quot;; [.I41]; &quot; },&quot;)" office:value-type="string" office:string-value="{ &quot;flags&quot;: 4, &quot;matrix&quot;: [5, 14], &quot;x&quot;: 184, &quot;y&quot;: 56 }," calcext:value-type="string">
            <text:p>{ "flags": 4, "matrix": [5, 14], "x": 184, "y": 56 },</text:p>
          </table:table-cell>
        </table:table-row>
        <table:table-row table:style-name="ro1">
          <table:table-cell office:value-type="string" calcext:value-type="string">
            <text:p>KLED38</text:p>
          </table:table-cell>
          <table:table-cell office:value-type="float" office:value="40" calcext:value-type="float">
            <text:p>40</text:p>
          </table:table-cell>
          <table:table-cell office:value-type="float" office:value="340.7904" calcext:value-type="float">
            <text:p>340.7904</text:p>
          </table:table-cell>
          <table:table-cell office:value-type="float" office:value="-211.5919" calcext:value-type="float">
            <text:p>-211.5919</text:p>
          </table:table-cell>
          <table:table-cell office:value-type="float" office:value="47.75" calcext:value-type="float">
            <text:p>47.75</text:p>
          </table:table-cell>
          <table:table-cell table:formula="of:=[.C42]-MIN([.$C$2:.$C$89])" office:value-type="float" office:value="304.7644" calcext:value-type="float">
            <text:p>304.7644</text:p>
          </table:table-cell>
          <table:table-cell table:formula="of:=MAX([.$D$2:.$D$89])-[.D42]" office:value-type="float" office:value="105.8687" calcext:value-type="float">
            <text:p>105.8687</text:p>
          </table:table-cell>
          <table:table-cell table:formula="of:=ROUND([.F42]/MAX([.$F$2:.$F$89])*224;0)" office:value-type="float" office:value="193" calcext:value-type="float">
            <text:p>193</text:p>
          </table:table-cell>
          <table:table-cell table:formula="of:=ROUND([.G42]/MAX([.$G$2:.$G$89])*64;0)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COM.MICROSOFT.CONCAT(&quot;{ &quot;&quot;flags&quot;&quot;: 4, &quot;&quot;matrix&quot;&quot;: [&quot;; [.J42]; &quot;, &quot;; [.K42]; &quot;], &quot;&quot;x&quot;&quot;: &quot;; [.H42]; &quot;, &quot;&quot;y&quot;&quot;: &quot;; [.I42]; &quot; },&quot;)" office:value-type="string" office:string-value="{ &quot;flags&quot;: 4, &quot;matrix&quot;: [5, 15], &quot;x&quot;: 193, &quot;y&quot;: 64 }," calcext:value-type="string">
            <text:p>{ "flags": 4, "matrix": [5, 15], "x": 193, "y": 64 },</text:p>
          </table:table-cell>
        </table:table-row>
        <table:table-row table:style-name="ro1">
          <table:table-cell office:value-type="string" calcext:value-type="string">
            <text:p>KLED39</text:p>
          </table:table-cell>
          <table:table-cell office:value-type="float" office:value="41" calcext:value-type="float">
            <text:p>41</text:p>
          </table:table-cell>
          <table:table-cell office:value-type="float" office:value="353.599" calcext:value-type="float">
            <text:p>353.599</text:p>
          </table:table-cell>
          <table:table-cell office:value-type="float" office:value="-197.4907" calcext:value-type="float">
            <text:p>-197.4907</text:p>
          </table:table-cell>
          <table:table-cell office:value-type="float" office:value="47.75" calcext:value-type="float">
            <text:p>47.75</text:p>
          </table:table-cell>
          <table:table-cell table:formula="of:=[.C43]-MIN([.$C$2:.$C$89])" office:value-type="float" office:value="317.573" calcext:value-type="float">
            <text:p>317.573</text:p>
          </table:table-cell>
          <table:table-cell table:formula="of:=MAX([.$D$2:.$D$89])-[.D43]" office:value-type="float" office:value="91.7675" calcext:value-type="float">
            <text:p>91.7675</text:p>
          </table:table-cell>
          <table:table-cell table:formula="of:=ROUND([.F43]/MAX([.$F$2:.$F$89])*224;0)" office:value-type="float" office:value="201" calcext:value-type="float">
            <text:p>201</text:p>
          </table:table-cell>
          <table:table-cell table:formula="of:=ROUND([.G43]/MAX([.$G$2:.$G$89])*64;0)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COM.MICROSOFT.CONCAT(&quot;{ &quot;&quot;flags&quot;&quot;: 4, &quot;&quot;matrix&quot;&quot;: [&quot;; [.J43]; &quot;, &quot;; [.K43]; &quot;], &quot;&quot;x&quot;&quot;: &quot;; [.H43]; &quot;, &quot;&quot;y&quot;&quot;: &quot;; [.I43]; &quot; },&quot;)" office:value-type="string" office:string-value="{ &quot;flags&quot;: 4, &quot;matrix&quot;: [4, 15], &quot;x&quot;: 201, &quot;y&quot;: 55 }," calcext:value-type="string">
            <text:p>{ "flags": 4, "matrix": [4, 15], "x": 201, "y": 55 },</text:p>
          </table:table-cell>
        </table:table-row>
        <table:table-row table:style-name="ro1">
          <table:table-cell office:value-type="string" calcext:value-type="string">
            <text:p>KLED84</text:p>
          </table:table-cell>
          <table:table-cell office:value-type="float" office:value="42" calcext:value-type="float">
            <text:p>42</text:p>
          </table:table-cell>
          <table:table-cell office:value-type="float" office:value="339.4979" calcext:value-type="float">
            <text:p>339.4979</text:p>
          </table:table-cell>
          <table:table-cell office:value-type="float" office:value="-184.6822" calcext:value-type="float">
            <text:p>-184.6822</text:p>
          </table:table-cell>
          <table:table-cell office:value-type="float" office:value="-132.25" calcext:value-type="float">
            <text:p>-132.25</text:p>
          </table:table-cell>
          <table:table-cell table:formula="of:=[.C44]-MIN([.$C$2:.$C$89])" office:value-type="float" office:value="303.4719" calcext:value-type="float">
            <text:p>303.4719</text:p>
          </table:table-cell>
          <table:table-cell table:formula="of:=MAX([.$D$2:.$D$89])-[.D44]" office:value-type="float" office:value="78.959" calcext:value-type="float">
            <text:p>78.959</text:p>
          </table:table-cell>
          <table:table-cell table:formula="of:=ROUND([.F44]/MAX([.$F$2:.$F$89])*224;0)" office:value-type="float" office:value="192" calcext:value-type="float">
            <text:p>192</text:p>
          </table:table-cell>
          <table:table-cell table:formula="of:=ROUND([.G44]/MAX([.$G$2:.$G$89])*64;0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COM.MICROSOFT.CONCAT(&quot;{ &quot;&quot;flags&quot;&quot;: 4, &quot;&quot;matrix&quot;&quot;: [&quot;; [.J44]; &quot;, &quot;; [.K44]; &quot;], &quot;&quot;x&quot;&quot;: &quot;; [.H44]; &quot;, &quot;&quot;y&quot;&quot;: &quot;; [.I44]; &quot; },&quot;)" office:value-type="string" office:string-value="{ &quot;flags&quot;: 4, &quot;matrix&quot;: [4, 14], &quot;x&quot;: 192, &quot;y&quot;: 48 }," calcext:value-type="string">
            <text:p>{ "flags": 4, "matrix": [4, 14], "x": 192, "y": 48 },</text:p>
          </table:table-cell>
        </table:table-row>
        <table:table-row table:style-name="ro1">
          <table:table-cell office:value-type="string" calcext:value-type="string">
            <text:p>KLED75</text:p>
          </table:table-cell>
          <table:table-cell office:value-type="float" office:value="43" calcext:value-type="float">
            <text:p>43</text:p>
          </table:table-cell>
          <table:table-cell office:value-type="float" office:value="289.9856" calcext:value-type="float">
            <text:p>289.9856</text:p>
          </table:table-cell>
          <table:table-cell office:value-type="float" office:value="-184.156" calcext:value-type="float">
            <text:p>-184.156</text:p>
          </table:table-cell>
          <table:table-cell office:value-type="float" office:value="179.75" calcext:value-type="float">
            <text:p>179.75</text:p>
          </table:table-cell>
          <table:table-cell table:formula="of:=[.C45]-MIN([.$C$2:.$C$89])" office:value-type="float" office:value="253.9596" calcext:value-type="float">
            <text:p>253.9596</text:p>
          </table:table-cell>
          <table:table-cell table:formula="of:=MAX([.$D$2:.$D$89])-[.D45]" office:value-type="float" office:value="78.4328" calcext:value-type="float">
            <text:p>78.4328</text:p>
          </table:table-cell>
          <table:table-cell table:formula="of:=ROUND([.F45]/MAX([.$F$2:.$F$89])*224;0)" office:value-type="float" office:value="161" calcext:value-type="float">
            <text:p>161</text:p>
          </table:table-cell>
          <table:table-cell table:formula="of:=ROUND([.G45]/MAX([.$G$2:.$G$89])*64;0)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COM.MICROSOFT.CONCAT(&quot;{ &quot;&quot;flags&quot;&quot;: 4, &quot;&quot;matrix&quot;&quot;: [&quot;; [.J45]; &quot;, &quot;; [.K45]; &quot;], &quot;&quot;x&quot;&quot;: &quot;; [.H45]; &quot;, &quot;&quot;y&quot;&quot;: &quot;; [.I45]; &quot; },&quot;)" office:value-type="string" office:string-value="{ &quot;flags&quot;: 4, &quot;matrix&quot;: [4, 11], &quot;x&quot;: 161, &quot;y&quot;: 47 }," calcext:value-type="string">
            <text:p>{ "flags": 4, "matrix": [4, 11], "x": 161, "y": 47 },</text:p>
          </table:table-cell>
        </table:table-row>
        <table:table-row table:style-name="ro1">
          <table:table-cell office:value-type="string" calcext:value-type="string">
            <text:p>KLED73</text:p>
          </table:table-cell>
          <table:table-cell office:value-type="float" office:value="44" calcext:value-type="float">
            <text:p>44</text:p>
          </table:table-cell>
          <table:table-cell office:value-type="float" office:value="265.5733" calcext:value-type="float">
            <text:p>265.5733</text:p>
          </table:table-cell>
          <table:table-cell office:value-type="float" office:value="-184.0495" calcext:value-type="float">
            <text:p>-184.0495</text:p>
          </table:table-cell>
          <table:table-cell office:value-type="float" office:value="179.75" calcext:value-type="float">
            <text:p>179.75</text:p>
          </table:table-cell>
          <table:table-cell table:formula="of:=[.C46]-MIN([.$C$2:.$C$89])" office:value-type="float" office:value="229.5473" calcext:value-type="float">
            <text:p>229.5473</text:p>
          </table:table-cell>
          <table:table-cell table:formula="of:=MAX([.$D$2:.$D$89])-[.D46]" office:value-type="float" office:value="78.3263" calcext:value-type="float">
            <text:p>78.3263</text:p>
          </table:table-cell>
          <table:table-cell table:formula="of:=ROUND([.F46]/MAX([.$F$2:.$F$89])*224;0)" office:value-type="float" office:value="145" calcext:value-type="float">
            <text:p>145</text:p>
          </table:table-cell>
          <table:table-cell table:formula="of:=ROUND([.G46]/MAX([.$G$2:.$G$89])*64;0)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M.MICROSOFT.CONCAT(&quot;{ &quot;&quot;flags&quot;&quot;: 4, &quot;&quot;matrix&quot;&quot;: [&quot;; [.J46]; &quot;, &quot;; [.K46]; &quot;], &quot;&quot;x&quot;&quot;: &quot;; [.H46]; &quot;, &quot;&quot;y&quot;&quot;: &quot;; [.I46]; &quot; },&quot;)" office:value-type="string" office:string-value="{ &quot;flags&quot;: 4, &quot;matrix&quot;: [4, 10], &quot;x&quot;: 145, &quot;y&quot;: 47 }," calcext:value-type="string">
            <text:p>{ "flags": 4, "matrix": [4, 10], "x": 145, "y": 47 },</text:p>
          </table:table-cell>
        </table:table-row>
        <table:table-row table:style-name="ro1">
          <table:table-cell office:value-type="string" calcext:value-type="string">
            <text:p>KLED70</text:p>
          </table:table-cell>
          <table:table-cell office:value-type="float" office:value="45" calcext:value-type="float">
            <text:p>45</text:p>
          </table:table-cell>
          <table:table-cell office:value-type="float" office:value="246.2528" calcext:value-type="float">
            <text:p>246.2528</text:p>
          </table:table-cell>
          <table:table-cell office:value-type="float" office:value="-182.3001" calcext:value-type="float">
            <text:p>-182.3001</text:p>
          </table:table-cell>
          <table:table-cell office:value-type="float" office:value="-179.25" calcext:value-type="float">
            <text:p>-179.25</text:p>
          </table:table-cell>
          <table:table-cell table:formula="of:=[.C47]-MIN([.$C$2:.$C$89])" office:value-type="float" office:value="210.2268" calcext:value-type="float">
            <text:p>210.2268</text:p>
          </table:table-cell>
          <table:table-cell table:formula="of:=MAX([.$D$2:.$D$89])-[.D47]" office:value-type="float" office:value="76.5769" calcext:value-type="float">
            <text:p>76.5769</text:p>
          </table:table-cell>
          <table:table-cell table:formula="of:=ROUND([.F47]/MAX([.$F$2:.$F$89])*224;0)" office:value-type="float" office:value="133" calcext:value-type="float">
            <text:p>133</text:p>
          </table:table-cell>
          <table:table-cell table:formula="of:=ROUND([.G47]/MAX([.$G$2:.$G$89])*64;0)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M.MICROSOFT.CONCAT(&quot;{ &quot;&quot;flags&quot;&quot;: 4, &quot;&quot;matrix&quot;&quot;: [&quot;; [.J47]; &quot;, &quot;; [.K47]; &quot;], &quot;&quot;x&quot;&quot;: &quot;; [.H47]; &quot;, &quot;&quot;y&quot;&quot;: &quot;; [.I47]; &quot; },&quot;)" office:value-type="string" office:string-value="{ &quot;flags&quot;: 4, &quot;matrix&quot;: [4, 9], &quot;x&quot;: 133, &quot;y&quot;: 46 }," calcext:value-type="string">
            <text:p>{ "flags": 4, "matrix": [4, 9], "x": 133, "y": 46 },</text:p>
          </table:table-cell>
        </table:table-row>
        <table:table-row table:style-name="ro1">
          <table:table-cell office:value-type="string" calcext:value-type="string">
            <text:p>KLED67</text:p>
          </table:table-cell>
          <table:table-cell office:value-type="float" office:value="46" calcext:value-type="float">
            <text:p>46</text:p>
          </table:table-cell>
          <table:table-cell office:value-type="float" office:value="226.9353" calcext:value-type="float">
            <text:p>226.9353</text:p>
          </table:table-cell>
          <table:table-cell office:value-type="float" office:value="-181.8876" calcext:value-type="float">
            <text:p>-181.8876</text:p>
          </table:table-cell>
          <table:table-cell office:value-type="float" office:value="-178.25" calcext:value-type="float">
            <text:p>-178.25</text:p>
          </table:table-cell>
          <table:table-cell table:formula="of:=[.C48]-MIN([.$C$2:.$C$89])" office:value-type="float" office:value="190.9093" calcext:value-type="float">
            <text:p>190.9093</text:p>
          </table:table-cell>
          <table:table-cell table:formula="of:=MAX([.$D$2:.$D$89])-[.D48]" office:value-type="float" office:value="76.1644" calcext:value-type="float">
            <text:p>76.1644</text:p>
          </table:table-cell>
          <table:table-cell table:formula="of:=ROUND([.F48]/MAX([.$F$2:.$F$89])*224;0)" office:value-type="float" office:value="121" calcext:value-type="float">
            <text:p>121</text:p>
          </table:table-cell>
          <table:table-cell table:formula="of:=ROUND([.G48]/MAX([.$G$2:.$G$89])*64;0)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M.MICROSOFT.CONCAT(&quot;{ &quot;&quot;flags&quot;&quot;: 4, &quot;&quot;matrix&quot;&quot;: [&quot;; [.J48]; &quot;, &quot;; [.K48]; &quot;], &quot;&quot;x&quot;&quot;: &quot;; [.H48]; &quot;, &quot;&quot;y&quot;&quot;: &quot;; [.I48]; &quot; },&quot;)" office:value-type="string" office:string-value="{ &quot;flags&quot;: 4, &quot;matrix&quot;: [4, 8], &quot;x&quot;: 121, &quot;y&quot;: 46 }," calcext:value-type="string">
            <text:p>{ "flags": 4, "matrix": [4, 8], "x": 121, "y": 46 },</text:p>
          </table:table-cell>
        </table:table-row>
        <table:table-row table:style-name="ro1">
          <table:table-cell office:value-type="string" calcext:value-type="string">
            <text:p>KLED64</text:p>
          </table:table-cell>
          <table:table-cell office:value-type="float" office:value="47" calcext:value-type="float">
            <text:p>47</text:p>
          </table:table-cell>
          <table:table-cell office:value-type="float" office:value="207.7095" calcext:value-type="float">
            <text:p>207.7095</text:p>
          </table:table-cell>
          <table:table-cell office:value-type="float" office:value="-183.8101" calcext:value-type="float">
            <text:p>-183.8101</text:p>
          </table:table-cell>
          <table:table-cell office:value-type="float" office:value="-177.25" calcext:value-type="float">
            <text:p>-177.25</text:p>
          </table:table-cell>
          <table:table-cell table:formula="of:=[.C49]-MIN([.$C$2:.$C$89])" office:value-type="float" office:value="171.6835" calcext:value-type="float">
            <text:p>171.6835</text:p>
          </table:table-cell>
          <table:table-cell table:formula="of:=MAX([.$D$2:.$D$89])-[.D49]" office:value-type="float" office:value="78.0869" calcext:value-type="float">
            <text:p>78.0869</text:p>
          </table:table-cell>
          <table:table-cell table:formula="of:=ROUND([.F49]/MAX([.$F$2:.$F$89])*224;0)" office:value-type="float" office:value="109" calcext:value-type="float">
            <text:p>109</text:p>
          </table:table-cell>
          <table:table-cell table:formula="of:=ROUND([.G49]/MAX([.$G$2:.$G$89])*64;0)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M.MICROSOFT.CONCAT(&quot;{ &quot;&quot;flags&quot;&quot;: 4, &quot;&quot;matrix&quot;&quot;: [&quot;; [.J49]; &quot;, &quot;; [.K49]; &quot;], &quot;&quot;x&quot;&quot;: &quot;; [.H49]; &quot;, &quot;&quot;y&quot;&quot;: &quot;; [.I49]; &quot; },&quot;)" office:value-type="string" office:string-value="{ &quot;flags&quot;: 4, &quot;matrix&quot;: [4, 7], &quot;x&quot;: 109, &quot;y&quot;: 47 }," calcext:value-type="string">
            <text:p>{ "flags": 4, "matrix": [4, 7], "x": 109, "y": 47 },</text:p>
          </table:table-cell>
        </table:table-row>
        <table:table-row table:style-name="ro1">
          <table:table-cell office:value-type="string" calcext:value-type="string">
            <text:p>KLED61</text:p>
          </table:table-cell>
          <table:table-cell office:value-type="float" office:value="48" calcext:value-type="float">
            <text:p>48</text:p>
          </table:table-cell>
          <table:table-cell office:value-type="float" office:value="188.6934" calcext:value-type="float">
            <text:p>188.6934</text:p>
          </table:table-cell>
          <table:table-cell office:value-type="float" office:value="-184.9738" calcext:value-type="float">
            <text:p>-184.9738</text:p>
          </table:table-cell>
          <table:table-cell office:value-type="float" office:value="-177.25" calcext:value-type="float">
            <text:p>-177.25</text:p>
          </table:table-cell>
          <table:table-cell table:formula="of:=[.C50]-MIN([.$C$2:.$C$89])" office:value-type="float" office:value="152.6674" calcext:value-type="float">
            <text:p>152.6674</text:p>
          </table:table-cell>
          <table:table-cell table:formula="of:=MAX([.$D$2:.$D$89])-[.D50]" office:value-type="float" office:value="79.2506" calcext:value-type="float">
            <text:p>79.2506</text:p>
          </table:table-cell>
          <table:table-cell table:formula="of:=ROUND([.F50]/MAX([.$F$2:.$F$89])*224;0)" office:value-type="float" office:value="97" calcext:value-type="float">
            <text:p>97</text:p>
          </table:table-cell>
          <table:table-cell table:formula="of:=ROUND([.G50]/MAX([.$G$2:.$G$89])*64;0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M.MICROSOFT.CONCAT(&quot;{ &quot;&quot;flags&quot;&quot;: 4, &quot;&quot;matrix&quot;&quot;: [&quot;; [.J50]; &quot;, &quot;; [.K50]; &quot;], &quot;&quot;x&quot;&quot;: &quot;; [.H50]; &quot;, &quot;&quot;y&quot;&quot;: &quot;; [.I50]; &quot; },&quot;)" office:value-type="string" office:string-value="{ &quot;flags&quot;: 4, &quot;matrix&quot;: [4, 6], &quot;x&quot;: 97, &quot;y&quot;: 48 }," calcext:value-type="string">
            <text:p>{ "flags": 4, "matrix": [4, 6], "x": 97, "y": 48 },</text:p>
          </table:table-cell>
        </table:table-row>
        <table:table-row table:style-name="ro1">
          <table:table-cell office:value-type="string" calcext:value-type="string">
            <text:p>KLED19</text:p>
          </table:table-cell>
          <table:table-cell office:value-type="float" office:value="49" calcext:value-type="float">
            <text:p>49</text:p>
          </table:table-cell>
          <table:table-cell office:value-type="float" office:value="187.7795" calcext:value-type="float">
            <text:p>187.7795</text:p>
          </table:table-cell>
          <table:table-cell office:value-type="float" office:value="-165.9458" calcext:value-type="float">
            <text:p>-165.9458</text:p>
          </table:table-cell>
          <table:table-cell office:value-type="float" office:value="2.75" calcext:value-type="float">
            <text:p>2.75</text:p>
          </table:table-cell>
          <table:table-cell table:formula="of:=[.C51]-MIN([.$C$2:.$C$89])" office:value-type="float" office:value="151.7535" calcext:value-type="float">
            <text:p>151.7535</text:p>
          </table:table-cell>
          <table:table-cell table:formula="of:=MAX([.$D$2:.$D$89])-[.D51]" office:value-type="float" office:value="60.2226" calcext:value-type="float">
            <text:p>60.2226</text:p>
          </table:table-cell>
          <table:table-cell table:formula="of:=ROUND([.F51]/MAX([.$F$2:.$F$89])*224;0)" office:value-type="float" office:value="96" calcext:value-type="float">
            <text:p>96</text:p>
          </table:table-cell>
          <table:table-cell table:formula="of:=ROUND([.G51]/MAX([.$G$2:.$G$89])*64;0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CONCAT(&quot;{ &quot;&quot;flags&quot;&quot;: 4, &quot;&quot;matrix&quot;&quot;: [&quot;; [.J51]; &quot;, &quot;; [.K51]; &quot;], &quot;&quot;x&quot;&quot;: &quot;; [.H51]; &quot;, &quot;&quot;y&quot;&quot;: &quot;; [.I51]; &quot; },&quot;)" office:value-type="string" office:string-value="{ &quot;flags&quot;: 4, &quot;matrix&quot;: [3, 6], &quot;x&quot;: 96, &quot;y&quot;: 36 }," calcext:value-type="string">
            <text:p>{ "flags": 4, "matrix": [3, 6], "x": 96, "y": 36 },</text:p>
          </table:table-cell>
        </table:table-row>
        <table:table-row table:style-name="ro1">
          <table:table-cell office:value-type="string" calcext:value-type="string">
            <text:p>KLED21</text:p>
          </table:table-cell>
          <table:table-cell office:value-type="float" office:value="50" calcext:value-type="float">
            <text:p>50</text:p>
          </table:table-cell>
          <table:table-cell office:value-type="float" office:value="206.7955" calcext:value-type="float">
            <text:p>206.7955</text:p>
          </table:table-cell>
          <table:table-cell office:value-type="float" office:value="-164.7821" calcext:value-type="float">
            <text:p>-164.7821</text:p>
          </table:table-cell>
          <table:table-cell office:value-type="float" office:value="2.75" calcext:value-type="float">
            <text:p>2.75</text:p>
          </table:table-cell>
          <table:table-cell table:formula="of:=[.C52]-MIN([.$C$2:.$C$89])" office:value-type="float" office:value="170.7695" calcext:value-type="float">
            <text:p>170.7695</text:p>
          </table:table-cell>
          <table:table-cell table:formula="of:=MAX([.$D$2:.$D$89])-[.D52]" office:value-type="float" office:value="59.0589" calcext:value-type="float">
            <text:p>59.0589</text:p>
          </table:table-cell>
          <table:table-cell table:formula="of:=ROUND([.F52]/MAX([.$F$2:.$F$89])*224;0)" office:value-type="float" office:value="108" calcext:value-type="float">
            <text:p>108</text:p>
          </table:table-cell>
          <table:table-cell table:formula="of:=ROUND([.G52]/MAX([.$G$2:.$G$89])*64;0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M.MICROSOFT.CONCAT(&quot;{ &quot;&quot;flags&quot;&quot;: 4, &quot;&quot;matrix&quot;&quot;: [&quot;; [.J52]; &quot;, &quot;; [.K52]; &quot;], &quot;&quot;x&quot;&quot;: &quot;; [.H52]; &quot;, &quot;&quot;y&quot;&quot;: &quot;; [.I52]; &quot; },&quot;)" office:value-type="string" office:string-value="{ &quot;flags&quot;: 4, &quot;matrix&quot;: [3, 7], &quot;x&quot;: 108, &quot;y&quot;: 36 }," calcext:value-type="string">
            <text:p>{ "flags": 4, "matrix": [3, 7], "x": 108, "y": 36 },</text:p>
          </table:table-cell>
        </table:table-row>
        <table:table-row table:style-name="ro1">
          <table:table-cell office:value-type="string" calcext:value-type="string">
            <text:p>KLED24</text:p>
          </table:table-cell>
          <table:table-cell office:value-type="float" office:value="51" calcext:value-type="float">
            <text:p>51</text:p>
          </table:table-cell>
          <table:table-cell office:value-type="float" office:value="226.3536" calcext:value-type="float">
            <text:p>226.3536</text:p>
          </table:table-cell>
          <table:table-cell office:value-type="float" office:value="-162.8465" calcext:value-type="float">
            <text:p>-162.8465</text:p>
          </table:table-cell>
          <table:table-cell office:value-type="float" office:value="1.75" calcext:value-type="float">
            <text:p>1.75</text:p>
          </table:table-cell>
          <table:table-cell table:formula="of:=[.C53]-MIN([.$C$2:.$C$89])" office:value-type="float" office:value="190.3276" calcext:value-type="float">
            <text:p>190.3276</text:p>
          </table:table-cell>
          <table:table-cell table:formula="of:=MAX([.$D$2:.$D$89])-[.D53]" office:value-type="float" office:value="57.1233" calcext:value-type="float">
            <text:p>57.1233</text:p>
          </table:table-cell>
          <table:table-cell table:formula="of:=ROUND([.F53]/MAX([.$F$2:.$F$89])*224;0)" office:value-type="float" office:value="121" calcext:value-type="float">
            <text:p>121</text:p>
          </table:table-cell>
          <table:table-cell table:formula="of:=ROUND([.G53]/MAX([.$G$2:.$G$89])*64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M.MICROSOFT.CONCAT(&quot;{ &quot;&quot;flags&quot;&quot;: 4, &quot;&quot;matrix&quot;&quot;: [&quot;; [.J53]; &quot;, &quot;; [.K53]; &quot;], &quot;&quot;x&quot;&quot;: &quot;; [.H53]; &quot;, &quot;&quot;y&quot;&quot;: &quot;; [.I53]; &quot; },&quot;)" office:value-type="string" office:string-value="{ &quot;flags&quot;: 4, &quot;matrix&quot;: [3, 8], &quot;x&quot;: 121, &quot;y&quot;: 35 }," calcext:value-type="string">
            <text:p>{ "flags": 4, "matrix": [3, 8], "x": 121, "y": 35 },</text:p>
          </table:table-cell>
        </table:table-row>
        <table:table-row table:style-name="ro1">
          <table:table-cell office:value-type="string" calcext:value-type="string">
            <text:p>KLED27</text:p>
          </table:table-cell>
          <table:table-cell office:value-type="float" office:value="52" calcext:value-type="float">
            <text:p>52</text:p>
          </table:table-cell>
          <table:table-cell office:value-type="float" office:value="246.0035" calcext:value-type="float">
            <text:p>246.0035</text:p>
          </table:table-cell>
          <table:table-cell office:value-type="float" office:value="-163.2517" calcext:value-type="float">
            <text:p>-163.2517</text:p>
          </table:table-cell>
          <table:table-cell office:value-type="float" office:value="0.75" calcext:value-type="float">
            <text:p>0.75</text:p>
          </table:table-cell>
          <table:table-cell table:formula="of:=[.C54]-MIN([.$C$2:.$C$89])" office:value-type="float" office:value="209.9775" calcext:value-type="float">
            <text:p>209.9775</text:p>
          </table:table-cell>
          <table:table-cell table:formula="of:=MAX([.$D$2:.$D$89])-[.D54]" office:value-type="float" office:value="57.5285" calcext:value-type="float">
            <text:p>57.5285</text:p>
          </table:table-cell>
          <table:table-cell table:formula="of:=ROUND([.F54]/MAX([.$F$2:.$F$89])*224;0)" office:value-type="float" office:value="133" calcext:value-type="float">
            <text:p>133</text:p>
          </table:table-cell>
          <table:table-cell table:formula="of:=ROUND([.G54]/MAX([.$G$2:.$G$89])*64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M.MICROSOFT.CONCAT(&quot;{ &quot;&quot;flags&quot;&quot;: 4, &quot;&quot;matrix&quot;&quot;: [&quot;; [.J54]; &quot;, &quot;; [.K54]; &quot;], &quot;&quot;x&quot;&quot;: &quot;; [.H54]; &quot;, &quot;&quot;y&quot;&quot;: &quot;; [.I54]; &quot; },&quot;)" office:value-type="string" office:string-value="{ &quot;flags&quot;: 4, &quot;matrix&quot;: [3, 9], &quot;x&quot;: 133, &quot;y&quot;: 35 }," calcext:value-type="string">
            <text:p>{ "flags": 4, "matrix": [3, 9], "x": 133, "y": 35 },</text:p>
          </table:table-cell>
        </table:table-row>
        <table:table-row table:style-name="ro1">
          <table:table-cell office:value-type="string" calcext:value-type="string">
            <text:p>KLED30</text:p>
          </table:table-cell>
          <table:table-cell office:value-type="float" office:value="53" calcext:value-type="float">
            <text:p>53</text:p>
          </table:table-cell>
          <table:table-cell office:value-type="float" office:value="265.6564" calcext:value-type="float">
            <text:p>265.6564</text:p>
          </table:table-cell>
          <table:table-cell office:value-type="float" office:value="-164.9996" calcext:value-type="float">
            <text:p>-164.9996</text:p>
          </table:table-cell>
          <table:table-cell office:value-type="float" office:value="-0.25" calcext:value-type="float">
            <text:p>-0.25</text:p>
          </table:table-cell>
          <table:table-cell table:formula="of:=[.C55]-MIN([.$C$2:.$C$89])" office:value-type="float" office:value="229.6304" calcext:value-type="float">
            <text:p>229.6304</text:p>
          </table:table-cell>
          <table:table-cell table:formula="of:=MAX([.$D$2:.$D$89])-[.D55]" office:value-type="float" office:value="59.2764" calcext:value-type="float">
            <text:p>59.2764</text:p>
          </table:table-cell>
          <table:table-cell table:formula="of:=ROUND([.F55]/MAX([.$F$2:.$F$89])*224;0)" office:value-type="float" office:value="145" calcext:value-type="float">
            <text:p>145</text:p>
          </table:table-cell>
          <table:table-cell table:formula="of:=ROUND([.G55]/MAX([.$G$2:.$G$89])*64;0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M.MICROSOFT.CONCAT(&quot;{ &quot;&quot;flags&quot;&quot;: 4, &quot;&quot;matrix&quot;&quot;: [&quot;; [.J55]; &quot;, &quot;; [.K55]; &quot;], &quot;&quot;x&quot;&quot;: &quot;; [.H55]; &quot;, &quot;&quot;y&quot;&quot;: &quot;; [.I55]; &quot; },&quot;)" office:value-type="string" office:string-value="{ &quot;flags&quot;: 4, &quot;matrix&quot;: [3, 10], &quot;x&quot;: 145, &quot;y&quot;: 36 }," calcext:value-type="string">
            <text:p>{ "flags": 4, "matrix": [3, 10], "x": 145, "y": 36 },</text:p>
          </table:table-cell>
        </table:table-row>
        <table:table-row table:style-name="ro1">
          <table:table-cell office:value-type="string" calcext:value-type="string">
            <text:p>KLED33</text:p>
          </table:table-cell>
          <table:table-cell office:value-type="float" office:value="54" calcext:value-type="float">
            <text:p>54</text:p>
          </table:table-cell>
          <table:table-cell office:value-type="float" office:value="284.7062" calcext:value-type="float">
            <text:p>284.7062</text:p>
          </table:table-cell>
          <table:table-cell office:value-type="float" office:value="-165.0828" calcext:value-type="float">
            <text:p>-165.0828</text:p>
          </table:table-cell>
          <table:table-cell office:value-type="float" office:value="-0.25" calcext:value-type="float">
            <text:p>-0.25</text:p>
          </table:table-cell>
          <table:table-cell table:formula="of:=[.C56]-MIN([.$C$2:.$C$89])" office:value-type="float" office:value="248.6802" calcext:value-type="float">
            <text:p>248.6802</text:p>
          </table:table-cell>
          <table:table-cell table:formula="of:=MAX([.$D$2:.$D$89])-[.D56]" office:value-type="float" office:value="59.3596" calcext:value-type="float">
            <text:p>59.3596</text:p>
          </table:table-cell>
          <table:table-cell table:formula="of:=ROUND([.F56]/MAX([.$F$2:.$F$89])*224;0)" office:value-type="float" office:value="157" calcext:value-type="float">
            <text:p>157</text:p>
          </table:table-cell>
          <table:table-cell table:formula="of:=ROUND([.G56]/MAX([.$G$2:.$G$89])*64;0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COM.MICROSOFT.CONCAT(&quot;{ &quot;&quot;flags&quot;&quot;: 4, &quot;&quot;matrix&quot;&quot;: [&quot;; [.J56]; &quot;, &quot;; [.K56]; &quot;], &quot;&quot;x&quot;&quot;: &quot;; [.H56]; &quot;, &quot;&quot;y&quot;&quot;: &quot;; [.I56]; &quot; },&quot;)" office:value-type="string" office:string-value="{ &quot;flags&quot;: 4, &quot;matrix&quot;: [3, 11], &quot;x&quot;: 157, &quot;y&quot;: 36 }," calcext:value-type="string">
            <text:p>{ "flags": 4, "matrix": [3, 11], "x": 157, "y": 36 },</text:p>
          </table:table-cell>
        </table:table-row>
        <table:table-row table:style-name="ro1">
          <table:table-cell office:value-type="string" calcext:value-type="string">
            <text:p>KLED35</text:p>
          </table:table-cell>
          <table:table-cell office:value-type="float" office:value="55" calcext:value-type="float">
            <text:p>55</text:p>
          </table:table-cell>
          <table:table-cell office:value-type="float" office:value="309.1185" calcext:value-type="float">
            <text:p>309.1185</text:p>
          </table:table-cell>
          <table:table-cell office:value-type="float" office:value="-165.1893" calcext:value-type="float">
            <text:p>-165.1893</text:p>
          </table:table-cell>
          <table:table-cell office:value-type="float" office:value="-0.25" calcext:value-type="float">
            <text:p>-0.25</text:p>
          </table:table-cell>
          <table:table-cell table:formula="of:=[.C57]-MIN([.$C$2:.$C$89])" office:value-type="float" office:value="273.0925" calcext:value-type="float">
            <text:p>273.0925</text:p>
          </table:table-cell>
          <table:table-cell table:formula="of:=MAX([.$D$2:.$D$89])-[.D57]" office:value-type="float" office:value="59.4661" calcext:value-type="float">
            <text:p>59.4661</text:p>
          </table:table-cell>
          <table:table-cell table:formula="of:=ROUND([.F57]/MAX([.$F$2:.$F$89])*224;0)" office:value-type="float" office:value="173" calcext:value-type="float">
            <text:p>173</text:p>
          </table:table-cell>
          <table:table-cell table:formula="of:=ROUND([.G57]/MAX([.$G$2:.$G$89])*64;0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COM.MICROSOFT.CONCAT(&quot;{ &quot;&quot;flags&quot;&quot;: 4, &quot;&quot;matrix&quot;&quot;: [&quot;; [.J57]; &quot;, &quot;; [.K57]; &quot;], &quot;&quot;x&quot;&quot;: &quot;; [.H57]; &quot;, &quot;&quot;y&quot;&quot;: &quot;; [.I57]; &quot; },&quot;)" office:value-type="string" office:string-value="{ &quot;flags&quot;: 4, &quot;matrix&quot;: [3, 12], &quot;x&quot;: 173, &quot;y&quot;: 36 }," calcext:value-type="string">
            <text:p>{ "flags": 4, "matrix": [3, 12], "x": 173, "y": 36 },</text:p>
          </table:table-cell>
        </table:table-row>
        <table:table-row table:style-name="ro1">
          <table:table-cell office:value-type="string" calcext:value-type="string">
            <text:p>KLED85</text:p>
          </table:table-cell>
          <table:table-cell office:value-type="float" office:value="56" calcext:value-type="float">
            <text:p>56</text:p>
          </table:table-cell>
          <table:table-cell office:value-type="float" office:value="355.5086" calcext:value-type="float">
            <text:p>355.5086</text:p>
          </table:table-cell>
          <table:table-cell office:value-type="float" office:value="-167.0557" calcext:value-type="float">
            <text:p>-167.0557</text:p>
          </table:table-cell>
          <table:table-cell office:value-type="float" office:value="-132.25" calcext:value-type="float">
            <text:p>-132.25</text:p>
          </table:table-cell>
          <table:table-cell table:formula="of:=[.C58]-MIN([.$C$2:.$C$89])" office:value-type="float" office:value="319.4826" calcext:value-type="float">
            <text:p>319.4826</text:p>
          </table:table-cell>
          <table:table-cell table:formula="of:=MAX([.$D$2:.$D$89])-[.D58]" office:value-type="float" office:value="61.3325" calcext:value-type="float">
            <text:p>61.3325</text:p>
          </table:table-cell>
          <table:table-cell table:formula="of:=ROUND([.F58]/MAX([.$F$2:.$F$89])*224;0)" office:value-type="float" office:value="202" calcext:value-type="float">
            <text:p>202</text:p>
          </table:table-cell>
          <table:table-cell table:formula="of:=ROUND([.G58]/MAX([.$G$2:.$G$89])*64;0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COM.MICROSOFT.CONCAT(&quot;{ &quot;&quot;flags&quot;&quot;: 4, &quot;&quot;matrix&quot;&quot;: [&quot;; [.J58]; &quot;, &quot;; [.K58]; &quot;], &quot;&quot;x&quot;&quot;: &quot;; [.H58]; &quot;, &quot;&quot;y&quot;&quot;: &quot;; [.I58]; &quot; },&quot;)" office:value-type="string" office:string-value="{ &quot;flags&quot;: 4, &quot;matrix&quot;: [3, 14], &quot;x&quot;: 202, &quot;y&quot;: 37 }," calcext:value-type="string">
            <text:p>{ "flags": 4, "matrix": [3, 14], "x": 202, "y": 37 },</text:p>
          </table:table-cell>
        </table:table-row>
        <table:table-row table:style-name="ro1">
          <table:table-cell office:value-type="string" calcext:value-type="string">
            <text:p>KLED40</text:p>
          </table:table-cell>
          <table:table-cell office:value-type="float" office:value="57" calcext:value-type="float">
            <text:p>57</text:p>
          </table:table-cell>
          <table:table-cell office:value-type="float" office:value="369.6098" calcext:value-type="float">
            <text:p>369.6098</text:p>
          </table:table-cell>
          <table:table-cell office:value-type="float" office:value="-179.8643" calcext:value-type="float">
            <text:p>-179.8643</text:p>
          </table:table-cell>
          <table:table-cell office:value-type="float" office:value="47.75" calcext:value-type="float">
            <text:p>47.75</text:p>
          </table:table-cell>
          <table:table-cell table:formula="of:=[.C59]-MIN([.$C$2:.$C$89])" office:value-type="float" office:value="333.5838" calcext:value-type="float">
            <text:p>333.5838</text:p>
          </table:table-cell>
          <table:table-cell table:formula="of:=MAX([.$D$2:.$D$89])-[.D59]" office:value-type="float" office:value="74.1411" calcext:value-type="float">
            <text:p>74.1411</text:p>
          </table:table-cell>
          <table:table-cell table:formula="of:=ROUND([.F59]/MAX([.$F$2:.$F$89])*224;0)" office:value-type="float" office:value="211" calcext:value-type="float">
            <text:p>211</text:p>
          </table:table-cell>
          <table:table-cell table:formula="of:=ROUND([.G59]/MAX([.$G$2:.$G$89])*64;0)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COM.MICROSOFT.CONCAT(&quot;{ &quot;&quot;flags&quot;&quot;: 4, &quot;&quot;matrix&quot;&quot;: [&quot;; [.J59]; &quot;, &quot;; [.K59]; &quot;], &quot;&quot;x&quot;&quot;: &quot;; [.H59]; &quot;, &quot;&quot;y&quot;&quot;: &quot;; [.I59]; &quot; },&quot;)" office:value-type="string" office:string-value="{ &quot;flags&quot;: 4, &quot;matrix&quot;: [3, 15], &quot;x&quot;: 211, &quot;y&quot;: 45 }," calcext:value-type="string">
            <text:p>{ "flags": 4, "matrix": [3, 15], "x": 211, "y": 45 },</text:p>
          </table:table-cell>
        </table:table-row>
        <table:table-row table:style-name="ro1">
          <table:table-cell office:value-type="string" calcext:value-type="string">
            <text:p>KLED41</text:p>
          </table:table-cell>
          <table:table-cell office:value-type="float" office:value="58" calcext:value-type="float">
            <text:p>58</text:p>
          </table:table-cell>
          <table:table-cell office:value-type="float" office:value="382.4183" calcext:value-type="float">
            <text:p>382.4183</text:p>
          </table:table-cell>
          <table:table-cell office:value-type="float" office:value="-165.7631" calcext:value-type="float">
            <text:p>-165.7631</text:p>
          </table:table-cell>
          <table:table-cell office:value-type="float" office:value="47.75" calcext:value-type="float">
            <text:p>47.75</text:p>
          </table:table-cell>
          <table:table-cell table:formula="of:=[.C60]-MIN([.$C$2:.$C$89])" office:value-type="float" office:value="346.3923" calcext:value-type="float">
            <text:p>346.3923</text:p>
          </table:table-cell>
          <table:table-cell table:formula="of:=MAX([.$D$2:.$D$89])-[.D60]" office:value-type="float" office:value="60.0399" calcext:value-type="float">
            <text:p>60.0399</text:p>
          </table:table-cell>
          <table:table-cell table:formula="of:=ROUND([.F60]/MAX([.$F$2:.$F$89])*224;0)" office:value-type="float" office:value="219" calcext:value-type="float">
            <text:p>219</text:p>
          </table:table-cell>
          <table:table-cell table:formula="of:=ROUND([.G60]/MAX([.$G$2:.$G$89])*64;0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COM.MICROSOFT.CONCAT(&quot;{ &quot;&quot;flags&quot;&quot;: 4, &quot;&quot;matrix&quot;&quot;: [&quot;; [.J60]; &quot;, &quot;; [.K60]; &quot;], &quot;&quot;x&quot;&quot;: &quot;; [.H60]; &quot;, &quot;&quot;y&quot;&quot;: &quot;; [.I60]; &quot; },&quot;)" office:value-type="string" office:string-value="{ &quot;flags&quot;: 4, &quot;matrix&quot;: [2, 15], &quot;x&quot;: 219, &quot;y&quot;: 36 }," calcext:value-type="string">
            <text:p>{ "flags": 4, "matrix": [2, 15], "x": 219, "y": 36 },</text:p>
          </table:table-cell>
        </table:table-row>
        <table:table-row table:style-name="ro1">
          <table:table-cell office:value-type="string" calcext:value-type="string">
            <text:p>KLED86</text:p>
          </table:table-cell>
          <table:table-cell office:value-type="float" office:value="59" calcext:value-type="float">
            <text:p>59</text:p>
          </table:table-cell>
          <table:table-cell office:value-type="float" office:value="368.3172" calcext:value-type="float">
            <text:p>368.3172</text:p>
          </table:table-cell>
          <table:table-cell office:value-type="float" office:value="-152.9546" calcext:value-type="float">
            <text:p>-152.9546</text:p>
          </table:table-cell>
          <table:table-cell office:value-type="float" office:value="-132.25" calcext:value-type="float">
            <text:p>-132.25</text:p>
          </table:table-cell>
          <table:table-cell table:formula="of:=[.C61]-MIN([.$C$2:.$C$89])" office:value-type="float" office:value="332.2912" calcext:value-type="float">
            <text:p>332.2912</text:p>
          </table:table-cell>
          <table:table-cell table:formula="of:=MAX([.$D$2:.$D$89])-[.D61]" office:value-type="float" office:value="47.2314" calcext:value-type="float">
            <text:p>47.2314</text:p>
          </table:table-cell>
          <table:table-cell table:formula="of:=ROUND([.F61]/MAX([.$F$2:.$F$89])*224;0)" office:value-type="float" office:value="210" calcext:value-type="float">
            <text:p>210</text:p>
          </table:table-cell>
          <table:table-cell table:formula="of:=ROUND([.G61]/MAX([.$G$2:.$G$89])*64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COM.MICROSOFT.CONCAT(&quot;{ &quot;&quot;flags&quot;&quot;: 4, &quot;&quot;matrix&quot;&quot;: [&quot;; [.J61]; &quot;, &quot;; [.K61]; &quot;], &quot;&quot;x&quot;&quot;: &quot;; [.H61]; &quot;, &quot;&quot;y&quot;&quot;: &quot;; [.I61]; &quot; },&quot;)" office:value-type="string" office:string-value="{ &quot;flags&quot;: 4, &quot;matrix&quot;: [2, 14], &quot;x&quot;: 210, &quot;y&quot;: 29 }," calcext:value-type="string">
            <text:p>{ "flags": 4, "matrix": [2, 14], "x": 210, "y": 29 },</text:p>
          </table:table-cell>
        </table:table-row>
        <table:table-row table:style-name="ro1">
          <table:table-cell office:value-type="string" calcext:value-type="string">
            <text:p>KLED80</text:p>
          </table:table-cell>
          <table:table-cell office:value-type="float" office:value="60" calcext:value-type="float">
            <text:p>60</text:p>
          </table:table-cell>
          <table:table-cell office:value-type="float" office:value="322.889" calcext:value-type="float">
            <text:p>322.889</text:p>
          </table:table-cell>
          <table:table-cell office:value-type="float" office:value="-146.1992" calcext:value-type="float">
            <text:p>-146.1992</text:p>
          </table:table-cell>
          <table:table-cell office:value-type="float" office:value="179.75" calcext:value-type="float">
            <text:p>179.75</text:p>
          </table:table-cell>
          <table:table-cell table:formula="of:=[.C62]-MIN([.$C$2:.$C$89])" office:value-type="float" office:value="286.863" calcext:value-type="float">
            <text:p>286.863</text:p>
          </table:table-cell>
          <table:table-cell table:formula="of:=MAX([.$D$2:.$D$89])-[.D62]" office:value-type="float" office:value="40.476" calcext:value-type="float">
            <text:p>40.476</text:p>
          </table:table-cell>
          <table:table-cell table:formula="of:=ROUND([.F62]/MAX([.$F$2:.$F$89])*224;0)" office:value-type="float" office:value="182" calcext:value-type="float">
            <text:p>182</text:p>
          </table:table-cell>
          <table:table-cell table:formula="of:=ROUND([.G62]/MAX([.$G$2:.$G$89])*64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COM.MICROSOFT.CONCAT(&quot;{ &quot;&quot;flags&quot;&quot;: 4, &quot;&quot;matrix&quot;&quot;: [&quot;; [.J62]; &quot;, &quot;; [.K62]; &quot;], &quot;&quot;x&quot;&quot;: &quot;; [.H62]; &quot;, &quot;&quot;y&quot;&quot;: &quot;; [.I62]; &quot; },&quot;)" office:value-type="string" office:string-value="{ &quot;flags&quot;: 4, &quot;matrix&quot;: [2, 13], &quot;x&quot;: 182, &quot;y&quot;: 24 }," calcext:value-type="string">
            <text:p>{ "flags": 4, "matrix": [2, 13], "x": 182, "y": 24 },</text:p>
          </table:table-cell>
        </table:table-row>
        <table:table-row table:style-name="ro1">
          <table:table-cell office:value-type="string" calcext:value-type="string">
            <text:p>KLED78</text:p>
          </table:table-cell>
          <table:table-cell office:value-type="float" office:value="61" calcext:value-type="float">
            <text:p>61</text:p>
          </table:table-cell>
          <table:table-cell office:value-type="float" office:value="303.8392" calcext:value-type="float">
            <text:p>303.8392</text:p>
          </table:table-cell>
          <table:table-cell office:value-type="float" office:value="-146.1161" calcext:value-type="float">
            <text:p>-146.1161</text:p>
          </table:table-cell>
          <table:table-cell office:value-type="float" office:value="179.75" calcext:value-type="float">
            <text:p>179.75</text:p>
          </table:table-cell>
          <table:table-cell table:formula="of:=[.C63]-MIN([.$C$2:.$C$89])" office:value-type="float" office:value="267.8132" calcext:value-type="float">
            <text:p>267.8132</text:p>
          </table:table-cell>
          <table:table-cell table:formula="of:=MAX([.$D$2:.$D$89])-[.D63]" office:value-type="float" office:value="40.3929" calcext:value-type="float">
            <text:p>40.3929</text:p>
          </table:table-cell>
          <table:table-cell table:formula="of:=ROUND([.F63]/MAX([.$F$2:.$F$89])*224;0)" office:value-type="float" office:value="170" calcext:value-type="float">
            <text:p>170</text:p>
          </table:table-cell>
          <table:table-cell table:formula="of:=ROUND([.G63]/MAX([.$G$2:.$G$89])*64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.MICROSOFT.CONCAT(&quot;{ &quot;&quot;flags&quot;&quot;: 4, &quot;&quot;matrix&quot;&quot;: [&quot;; [.J63]; &quot;, &quot;; [.K63]; &quot;], &quot;&quot;x&quot;&quot;: &quot;; [.H63]; &quot;, &quot;&quot;y&quot;&quot;: &quot;; [.I63]; &quot; },&quot;)" office:value-type="string" office:string-value="{ &quot;flags&quot;: 4, &quot;matrix&quot;: [2, 12], &quot;x&quot;: 170, &quot;y&quot;: 24 }," calcext:value-type="string">
            <text:p>{ "flags": 4, "matrix": [2, 12], "x": 170, "y": 24 },</text:p>
          </table:table-cell>
        </table:table-row>
        <table:table-row table:style-name="ro1">
          <table:table-cell office:value-type="string" calcext:value-type="string">
            <text:p>KLED76</text:p>
          </table:table-cell>
          <table:table-cell office:value-type="float" office:value="62" calcext:value-type="float">
            <text:p>62</text:p>
          </table:table-cell>
          <table:table-cell office:value-type="float" office:value="284.7893" calcext:value-type="float">
            <text:p>284.7893</text:p>
          </table:table-cell>
          <table:table-cell office:value-type="float" office:value="-146.0329" calcext:value-type="float">
            <text:p>-146.0329</text:p>
          </table:table-cell>
          <table:table-cell office:value-type="float" office:value="179.75" calcext:value-type="float">
            <text:p>179.75</text:p>
          </table:table-cell>
          <table:table-cell table:formula="of:=[.C64]-MIN([.$C$2:.$C$89])" office:value-type="float" office:value="248.7633" calcext:value-type="float">
            <text:p>248.7633</text:p>
          </table:table-cell>
          <table:table-cell table:formula="of:=MAX([.$D$2:.$D$89])-[.D64]" office:value-type="float" office:value="40.3097" calcext:value-type="float">
            <text:p>40.3097</text:p>
          </table:table-cell>
          <table:table-cell table:formula="of:=ROUND([.F64]/MAX([.$F$2:.$F$89])*224;0)" office:value-type="float" office:value="158" calcext:value-type="float">
            <text:p>158</text:p>
          </table:table-cell>
          <table:table-cell table:formula="of:=ROUND([.G64]/MAX([.$G$2:.$G$89])*64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COM.MICROSOFT.CONCAT(&quot;{ &quot;&quot;flags&quot;&quot;: 4, &quot;&quot;matrix&quot;&quot;: [&quot;; [.J64]; &quot;, &quot;; [.K64]; &quot;], &quot;&quot;x&quot;&quot;: &quot;; [.H64]; &quot;, &quot;&quot;y&quot;&quot;: &quot;; [.I64]; &quot; },&quot;)" office:value-type="string" office:string-value="{ &quot;flags&quot;: 4, &quot;matrix&quot;: [2, 11], &quot;x&quot;: 158, &quot;y&quot;: 24 }," calcext:value-type="string">
            <text:p>{ "flags": 4, "matrix": [2, 11], "x": 158, "y": 24 },</text:p>
          </table:table-cell>
        </table:table-row>
        <table:table-row table:style-name="ro1">
          <table:table-cell office:value-type="string" calcext:value-type="string">
            <text:p>KLED74</text:p>
          </table:table-cell>
          <table:table-cell office:value-type="float" office:value="63" calcext:value-type="float">
            <text:p>63</text:p>
          </table:table-cell>
          <table:table-cell office:value-type="float" office:value="265.7395" calcext:value-type="float">
            <text:p>265.7395</text:p>
          </table:table-cell>
          <table:table-cell office:value-type="float" office:value="-145.9498" calcext:value-type="float">
            <text:p>-145.9498</text:p>
          </table:table-cell>
          <table:table-cell office:value-type="float" office:value="179.75" calcext:value-type="float">
            <text:p>179.75</text:p>
          </table:table-cell>
          <table:table-cell table:formula="of:=[.C65]-MIN([.$C$2:.$C$89])" office:value-type="float" office:value="229.7135" calcext:value-type="float">
            <text:p>229.7135</text:p>
          </table:table-cell>
          <table:table-cell table:formula="of:=MAX([.$D$2:.$D$89])-[.D65]" office:value-type="float" office:value="40.2266" calcext:value-type="float">
            <text:p>40.2266</text:p>
          </table:table-cell>
          <table:table-cell table:formula="of:=ROUND([.F65]/MAX([.$F$2:.$F$89])*224;0)" office:value-type="float" office:value="145" calcext:value-type="float">
            <text:p>145</text:p>
          </table:table-cell>
          <table:table-cell table:formula="of:=ROUND([.G65]/MAX([.$G$2:.$G$89])*64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M.MICROSOFT.CONCAT(&quot;{ &quot;&quot;flags&quot;&quot;: 4, &quot;&quot;matrix&quot;&quot;: [&quot;; [.J65]; &quot;, &quot;; [.K65]; &quot;], &quot;&quot;x&quot;&quot;: &quot;; [.H65]; &quot;, &quot;&quot;y&quot;&quot;: &quot;; [.I65]; &quot; },&quot;)" office:value-type="string" office:string-value="{ &quot;flags&quot;: 4, &quot;matrix&quot;: [2, 10], &quot;x&quot;: 145, &quot;y&quot;: 24 }," calcext:value-type="string">
            <text:p>{ "flags": 4, "matrix": [2, 10], "x": 145, "y": 24 },</text:p>
          </table:table-cell>
        </table:table-row>
        <table:table-row table:style-name="ro1">
          <table:table-cell office:value-type="string" calcext:value-type="string">
            <text:p>KLED71</text:p>
          </table:table-cell>
          <table:table-cell office:value-type="float" office:value="64" calcext:value-type="float">
            <text:p>64</text:p>
          </table:table-cell>
          <table:table-cell office:value-type="float" office:value="245.7541" calcext:value-type="float">
            <text:p>245.7541</text:p>
          </table:table-cell>
          <table:table-cell office:value-type="float" office:value="-144.2033" calcext:value-type="float">
            <text:p>-144.2033</text:p>
          </table:table-cell>
          <table:table-cell office:value-type="float" office:value="-179.25" calcext:value-type="float">
            <text:p>-179.25</text:p>
          </table:table-cell>
          <table:table-cell table:formula="of:=[.C66]-MIN([.$C$2:.$C$89])" office:value-type="float" office:value="209.7281" calcext:value-type="float">
            <text:p>209.7281</text:p>
          </table:table-cell>
          <table:table-cell table:formula="of:=MAX([.$D$2:.$D$89])-[.D66]" office:value-type="float" office:value="38.4801" calcext:value-type="float">
            <text:p>38.4801</text:p>
          </table:table-cell>
          <table:table-cell table:formula="of:=ROUND([.F66]/MAX([.$F$2:.$F$89])*224;0)" office:value-type="float" office:value="133" calcext:value-type="float">
            <text:p>133</text:p>
          </table:table-cell>
          <table:table-cell table:formula="of:=ROUND([.G66]/MAX([.$G$2:.$G$89])*64;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M.MICROSOFT.CONCAT(&quot;{ &quot;&quot;flags&quot;&quot;: 4, &quot;&quot;matrix&quot;&quot;: [&quot;; [.J66]; &quot;, &quot;; [.K66]; &quot;], &quot;&quot;x&quot;&quot;: &quot;; [.H66]; &quot;, &quot;&quot;y&quot;&quot;: &quot;; [.I66]; &quot; },&quot;)" office:value-type="string" office:string-value="{ &quot;flags&quot;: 4, &quot;matrix&quot;: [2, 9], &quot;x&quot;: 133, &quot;y&quot;: 23 }," calcext:value-type="string">
            <text:p>{ "flags": 4, "matrix": [2, 9], "x": 133, "y": 23 },</text:p>
          </table:table-cell>
        </table:table-row>
        <table:table-row table:style-name="ro1">
          <table:table-cell office:value-type="string" calcext:value-type="string">
            <text:p>KLED68</text:p>
          </table:table-cell>
          <table:table-cell office:value-type="float" office:value="65" calcext:value-type="float">
            <text:p>65</text:p>
          </table:table-cell>
          <table:table-cell office:value-type="float" office:value="225.7718" calcext:value-type="float">
            <text:p>225.7718</text:p>
          </table:table-cell>
          <table:table-cell office:value-type="float" office:value="-143.8054" calcext:value-type="float">
            <text:p>-143.8054</text:p>
          </table:table-cell>
          <table:table-cell office:value-type="float" office:value="-178.25" calcext:value-type="float">
            <text:p>-178.25</text:p>
          </table:table-cell>
          <table:table-cell table:formula="of:=[.C67]-MIN([.$C$2:.$C$89])" office:value-type="float" office:value="189.7458" calcext:value-type="float">
            <text:p>189.7458</text:p>
          </table:table-cell>
          <table:table-cell table:formula="of:=MAX([.$D$2:.$D$89])-[.D67]" office:value-type="float" office:value="38.0822" calcext:value-type="float">
            <text:p>38.0822</text:p>
          </table:table-cell>
          <table:table-cell table:formula="of:=ROUND([.F67]/MAX([.$F$2:.$F$89])*224;0)" office:value-type="float" office:value="120" calcext:value-type="float">
            <text:p>120</text:p>
          </table:table-cell>
          <table:table-cell table:formula="of:=ROUND([.G67]/MAX([.$G$2:.$G$89])*64;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M.MICROSOFT.CONCAT(&quot;{ &quot;&quot;flags&quot;&quot;: 4, &quot;&quot;matrix&quot;&quot;: [&quot;; [.J67]; &quot;, &quot;; [.K67]; &quot;], &quot;&quot;x&quot;&quot;: &quot;; [.H67]; &quot;, &quot;&quot;y&quot;&quot;: &quot;; [.I67]; &quot; },&quot;)" office:value-type="string" office:string-value="{ &quot;flags&quot;: 4, &quot;matrix&quot;: [2, 8], &quot;x&quot;: 120, &quot;y&quot;: 23 }," calcext:value-type="string">
            <text:p>{ "flags": 4, "matrix": [2, 8], "x": 120, "y": 23 },</text:p>
          </table:table-cell>
        </table:table-row>
        <table:table-row table:style-name="ro1">
          <table:table-cell office:value-type="string" calcext:value-type="string">
            <text:p>KLED65</text:p>
          </table:table-cell>
          <table:table-cell office:value-type="float" office:value="66" calcext:value-type="float">
            <text:p>66</text:p>
          </table:table-cell>
          <table:table-cell office:value-type="float" office:value="205.8815" calcext:value-type="float">
            <text:p>205.8815</text:p>
          </table:table-cell>
          <table:table-cell office:value-type="float" office:value="-145.754" calcext:value-type="float">
            <text:p>-145.754</text:p>
          </table:table-cell>
          <table:table-cell office:value-type="float" office:value="-177.25" calcext:value-type="float">
            <text:p>-177.25</text:p>
          </table:table-cell>
          <table:table-cell table:formula="of:=[.C68]-MIN([.$C$2:.$C$89])" office:value-type="float" office:value="169.8555" calcext:value-type="float">
            <text:p>169.8555</text:p>
          </table:table-cell>
          <table:table-cell table:formula="of:=MAX([.$D$2:.$D$89])-[.D68]" office:value-type="float" office:value="40.0308" calcext:value-type="float">
            <text:p>40.0308</text:p>
          </table:table-cell>
          <table:table-cell table:formula="of:=ROUND([.F68]/MAX([.$F$2:.$F$89])*224;0)" office:value-type="float" office:value="108" calcext:value-type="float">
            <text:p>108</text:p>
          </table:table-cell>
          <table:table-cell table:formula="of:=ROUND([.G68]/MAX([.$G$2:.$G$89])*64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M.MICROSOFT.CONCAT(&quot;{ &quot;&quot;flags&quot;&quot;: 4, &quot;&quot;matrix&quot;&quot;: [&quot;; [.J68]; &quot;, &quot;; [.K68]; &quot;], &quot;&quot;x&quot;&quot;: &quot;; [.H68]; &quot;, &quot;&quot;y&quot;&quot;: &quot;; [.I68]; &quot; },&quot;)" office:value-type="string" office:string-value="{ &quot;flags&quot;: 4, &quot;matrix&quot;: [2, 7], &quot;x&quot;: 108, &quot;y&quot;: 24 }," calcext:value-type="string">
            <text:p>{ "flags": 4, "matrix": [2, 7], "x": 108, "y": 24 },</text:p>
          </table:table-cell>
        </table:table-row>
        <table:table-row table:style-name="ro1">
          <table:table-cell office:value-type="string" calcext:value-type="string">
            <text:p>KLED62</text:p>
          </table:table-cell>
          <table:table-cell office:value-type="float" office:value="67" calcext:value-type="float">
            <text:p>67</text:p>
          </table:table-cell>
          <table:table-cell office:value-type="float" office:value="186.8655" calcext:value-type="float">
            <text:p>186.8655</text:p>
          </table:table-cell>
          <table:table-cell office:value-type="float" office:value="-146.9177" calcext:value-type="float">
            <text:p>-146.9177</text:p>
          </table:table-cell>
          <table:table-cell office:value-type="float" office:value="-177.25" calcext:value-type="float">
            <text:p>-177.25</text:p>
          </table:table-cell>
          <table:table-cell table:formula="of:=[.C69]-MIN([.$C$2:.$C$89])" office:value-type="float" office:value="150.8395" calcext:value-type="float">
            <text:p>150.8395</text:p>
          </table:table-cell>
          <table:table-cell table:formula="of:=MAX([.$D$2:.$D$89])-[.D69]" office:value-type="float" office:value="41.1945" calcext:value-type="float">
            <text:p>41.1945</text:p>
          </table:table-cell>
          <table:table-cell table:formula="of:=ROUND([.F69]/MAX([.$F$2:.$F$89])*224;0)" office:value-type="float" office:value="96" calcext:value-type="float">
            <text:p>96</text:p>
          </table:table-cell>
          <table:table-cell table:formula="of:=ROUND([.G69]/MAX([.$G$2:.$G$89])*64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CONCAT(&quot;{ &quot;&quot;flags&quot;&quot;: 4, &quot;&quot;matrix&quot;&quot;: [&quot;; [.J69]; &quot;, &quot;; [.K69]; &quot;], &quot;&quot;x&quot;&quot;: &quot;; [.H69]; &quot;, &quot;&quot;y&quot;&quot;: &quot;; [.I69]; &quot; },&quot;)" office:value-type="string" office:string-value="{ &quot;flags&quot;: 4, &quot;matrix&quot;: [2, 6], &quot;x&quot;: 96, &quot;y&quot;: 25 }," calcext:value-type="string">
            <text:p>{ "flags": 4, "matrix": [2, 6], "x": 96, "y": 25 },</text:p>
          </table:table-cell>
        </table:table-row>
        <table:table-row table:style-name="ro1">
          <table:table-cell office:value-type="string" calcext:value-type="string">
            <text:p>KLED20</text:p>
          </table:table-cell>
          <table:table-cell office:value-type="float" office:value="68" calcext:value-type="float">
            <text:p>68</text:p>
          </table:table-cell>
          <table:table-cell office:value-type="float" office:value="185.9515" calcext:value-type="float">
            <text:p>185.9515</text:p>
          </table:table-cell>
          <table:table-cell office:value-type="float" office:value="-127.8896" calcext:value-type="float">
            <text:p>-127.8896</text:p>
          </table:table-cell>
          <table:table-cell office:value-type="float" office:value="2.75" calcext:value-type="float">
            <text:p>2.75</text:p>
          </table:table-cell>
          <table:table-cell table:formula="of:=[.C70]-MIN([.$C$2:.$C$89])" office:value-type="float" office:value="149.9255" calcext:value-type="float">
            <text:p>149.9255</text:p>
          </table:table-cell>
          <table:table-cell table:formula="of:=MAX([.$D$2:.$D$89])-[.D70]" office:value-type="float" office:value="22.1664" calcext:value-type="float">
            <text:p>22.1664</text:p>
          </table:table-cell>
          <table:table-cell table:formula="of:=ROUND([.F70]/MAX([.$F$2:.$F$89])*224;0)" office:value-type="float" office:value="95" calcext:value-type="float">
            <text:p>95</text:p>
          </table:table-cell>
          <table:table-cell table:formula="of:=ROUND([.G70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CONCAT(&quot;{ &quot;&quot;flags&quot;&quot;: 4, &quot;&quot;matrix&quot;&quot;: [&quot;; [.J70]; &quot;, &quot;; [.K70]; &quot;], &quot;&quot;x&quot;&quot;: &quot;; [.H70]; &quot;, &quot;&quot;y&quot;&quot;: &quot;; [.I70]; &quot; },&quot;)" office:value-type="string" office:string-value="{ &quot;flags&quot;: 4, &quot;matrix&quot;: [1, 6], &quot;x&quot;: 95, &quot;y&quot;: 13 }," calcext:value-type="string">
            <text:p>{ "flags": 4, "matrix": [1, 6], "x": 95, "y": 13 },</text:p>
          </table:table-cell>
        </table:table-row>
        <table:table-row table:style-name="ro1">
          <table:table-cell office:value-type="string" calcext:value-type="string">
            <text:p>KLED22</text:p>
          </table:table-cell>
          <table:table-cell office:value-type="float" office:value="69" calcext:value-type="float">
            <text:p>69</text:p>
          </table:table-cell>
          <table:table-cell office:value-type="float" office:value="204.9676" calcext:value-type="float">
            <text:p>204.9676</text:p>
          </table:table-cell>
          <table:table-cell office:value-type="float" office:value="-126.7259" calcext:value-type="float">
            <text:p>-126.7259</text:p>
          </table:table-cell>
          <table:table-cell office:value-type="float" office:value="2.75" calcext:value-type="float">
            <text:p>2.75</text:p>
          </table:table-cell>
          <table:table-cell table:formula="of:=[.C71]-MIN([.$C$2:.$C$89])" office:value-type="float" office:value="168.9416" calcext:value-type="float">
            <text:p>168.9416</text:p>
          </table:table-cell>
          <table:table-cell table:formula="of:=MAX([.$D$2:.$D$89])-[.D71]" office:value-type="float" office:value="21.0027" calcext:value-type="float">
            <text:p>21.0027</text:p>
          </table:table-cell>
          <table:table-cell table:formula="of:=ROUND([.F71]/MAX([.$F$2:.$F$89])*224;0)" office:value-type="float" office:value="107" calcext:value-type="float">
            <text:p>107</text:p>
          </table:table-cell>
          <table:table-cell table:formula="of:=ROUND([.G71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M.MICROSOFT.CONCAT(&quot;{ &quot;&quot;flags&quot;&quot;: 4, &quot;&quot;matrix&quot;&quot;: [&quot;; [.J71]; &quot;, &quot;; [.K71]; &quot;], &quot;&quot;x&quot;&quot;: &quot;; [.H71]; &quot;, &quot;&quot;y&quot;&quot;: &quot;; [.I71]; &quot; },&quot;)" office:value-type="string" office:string-value="{ &quot;flags&quot;: 4, &quot;matrix&quot;: [1, 7], &quot;x&quot;: 107, &quot;y&quot;: 13 }," calcext:value-type="string">
            <text:p>{ "flags": 4, "matrix": [1, 7], "x": 107, "y": 13 },</text:p>
          </table:table-cell>
        </table:table-row>
        <table:table-row table:style-name="ro1">
          <table:table-cell office:value-type="string" calcext:value-type="string">
            <text:p>KLED25</text:p>
          </table:table-cell>
          <table:table-cell office:value-type="float" office:value="70" calcext:value-type="float">
            <text:p>70</text:p>
          </table:table-cell>
          <table:table-cell office:value-type="float" office:value="225.19" calcext:value-type="float">
            <text:p>225.19</text:p>
          </table:table-cell>
          <table:table-cell office:value-type="float" office:value="-124.7643" calcext:value-type="float">
            <text:p>-124.7643</text:p>
          </table:table-cell>
          <table:table-cell office:value-type="float" office:value="1.75" calcext:value-type="float">
            <text:p>1.75</text:p>
          </table:table-cell>
          <table:table-cell table:formula="of:=[.C72]-MIN([.$C$2:.$C$89])" office:value-type="float" office:value="189.164" calcext:value-type="float">
            <text:p>189.164</text:p>
          </table:table-cell>
          <table:table-cell table:formula="of:=MAX([.$D$2:.$D$89])-[.D72]" office:value-type="float" office:value="19.0411" calcext:value-type="float">
            <text:p>19.0411</text:p>
          </table:table-cell>
          <table:table-cell table:formula="of:=ROUND([.F72]/MAX([.$F$2:.$F$89])*224;0)" office:value-type="float" office:value="120" calcext:value-type="float">
            <text:p>120</text:p>
          </table:table-cell>
          <table:table-cell table:formula="of:=ROUND([.G72]/MAX([.$G$2:.$G$89])*64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M.MICROSOFT.CONCAT(&quot;{ &quot;&quot;flags&quot;&quot;: 4, &quot;&quot;matrix&quot;&quot;: [&quot;; [.J72]; &quot;, &quot;; [.K72]; &quot;], &quot;&quot;x&quot;&quot;: &quot;; [.H72]; &quot;, &quot;&quot;y&quot;&quot;: &quot;; [.I72]; &quot; },&quot;)" office:value-type="string" office:string-value="{ &quot;flags&quot;: 4, &quot;matrix&quot;: [1, 8], &quot;x&quot;: 120, &quot;y&quot;: 12 }," calcext:value-type="string">
            <text:p>{ "flags": 4, "matrix": [1, 8], "x": 120, "y": 12 },</text:p>
          </table:table-cell>
        </table:table-row>
        <table:table-row table:style-name="ro1">
          <table:table-cell office:value-type="string" calcext:value-type="string">
            <text:p>KLED28</text:p>
          </table:table-cell>
          <table:table-cell office:value-type="float" office:value="71" calcext:value-type="float">
            <text:p>71</text:p>
          </table:table-cell>
          <table:table-cell office:value-type="float" office:value="245.5048" calcext:value-type="float">
            <text:p>245.5048</text:p>
          </table:table-cell>
          <table:table-cell office:value-type="float" office:value="-125.1549" calcext:value-type="float">
            <text:p>-125.1549</text:p>
          </table:table-cell>
          <table:table-cell office:value-type="float" office:value="0.75" calcext:value-type="float">
            <text:p>0.75</text:p>
          </table:table-cell>
          <table:table-cell table:formula="of:=[.C73]-MIN([.$C$2:.$C$89])" office:value-type="float" office:value="209.4788" calcext:value-type="float">
            <text:p>209.4788</text:p>
          </table:table-cell>
          <table:table-cell table:formula="of:=MAX([.$D$2:.$D$89])-[.D73]" office:value-type="float" office:value="19.4317" calcext:value-type="float">
            <text:p>19.4317</text:p>
          </table:table-cell>
          <table:table-cell table:formula="of:=ROUND([.F73]/MAX([.$F$2:.$F$89])*224;0)" office:value-type="float" office:value="133" calcext:value-type="float">
            <text:p>133</text:p>
          </table:table-cell>
          <table:table-cell table:formula="of:=ROUND([.G73]/MAX([.$G$2:.$G$89])*64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M.MICROSOFT.CONCAT(&quot;{ &quot;&quot;flags&quot;&quot;: 4, &quot;&quot;matrix&quot;&quot;: [&quot;; [.J73]; &quot;, &quot;; [.K73]; &quot;], &quot;&quot;x&quot;&quot;: &quot;; [.H73]; &quot;, &quot;&quot;y&quot;&quot;: &quot;; [.I73]; &quot; },&quot;)" office:value-type="string" office:string-value="{ &quot;flags&quot;: 4, &quot;matrix&quot;: [1, 9], &quot;x&quot;: 133, &quot;y&quot;: 12 }," calcext:value-type="string">
            <text:p>{ "flags": 4, "matrix": [1, 9], "x": 133, "y": 12 },</text:p>
          </table:table-cell>
        </table:table-row>
        <table:table-row table:style-name="ro1">
          <table:table-cell office:value-type="string" calcext:value-type="string">
            <text:p>KLED31</text:p>
          </table:table-cell>
          <table:table-cell office:value-type="float" office:value="72" calcext:value-type="float">
            <text:p>72</text:p>
          </table:table-cell>
          <table:table-cell office:value-type="float" office:value="265.8226" calcext:value-type="float">
            <text:p>265.8226</text:p>
          </table:table-cell>
          <table:table-cell office:value-type="float" office:value="-126.9" calcext:value-type="float">
            <text:p>-126.9</text:p>
          </table:table-cell>
          <table:table-cell office:value-type="float" office:value="-0.25" calcext:value-type="float">
            <text:p>-0.25</text:p>
          </table:table-cell>
          <table:table-cell table:formula="of:=[.C74]-MIN([.$C$2:.$C$89])" office:value-type="float" office:value="229.7966" calcext:value-type="float">
            <text:p>229.7966</text:p>
          </table:table-cell>
          <table:table-cell table:formula="of:=MAX([.$D$2:.$D$89])-[.D74]" office:value-type="float" office:value="21.1768" calcext:value-type="float">
            <text:p>21.1768</text:p>
          </table:table-cell>
          <table:table-cell table:formula="of:=ROUND([.F74]/MAX([.$F$2:.$F$89])*224;0)" office:value-type="float" office:value="146" calcext:value-type="float">
            <text:p>146</text:p>
          </table:table-cell>
          <table:table-cell table:formula="of:=ROUND([.G74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M.MICROSOFT.CONCAT(&quot;{ &quot;&quot;flags&quot;&quot;: 4, &quot;&quot;matrix&quot;&quot;: [&quot;; [.J74]; &quot;, &quot;; [.K74]; &quot;], &quot;&quot;x&quot;&quot;: &quot;; [.H74]; &quot;, &quot;&quot;y&quot;&quot;: &quot;; [.I74]; &quot; },&quot;)" office:value-type="string" office:string-value="{ &quot;flags&quot;: 4, &quot;matrix&quot;: [1, 10], &quot;x&quot;: 146, &quot;y&quot;: 13 }," calcext:value-type="string">
            <text:p>{ "flags": 4, "matrix": [1, 10], "x": 146, "y": 13 },</text:p>
          </table:table-cell>
        </table:table-row>
        <table:table-row table:style-name="ro1">
          <table:table-cell office:value-type="string" calcext:value-type="string">
            <text:p>KLED34</text:p>
          </table:table-cell>
          <table:table-cell office:value-type="float" office:value="73" calcext:value-type="float">
            <text:p>73</text:p>
          </table:table-cell>
          <table:table-cell office:value-type="float" office:value="284.8725" calcext:value-type="float">
            <text:p>284.8725</text:p>
          </table:table-cell>
          <table:table-cell office:value-type="float" office:value="-126.9831" calcext:value-type="float">
            <text:p>-126.9831</text:p>
          </table:table-cell>
          <table:table-cell office:value-type="float" office:value="-0.25" calcext:value-type="float">
            <text:p>-0.25</text:p>
          </table:table-cell>
          <table:table-cell table:formula="of:=[.C75]-MIN([.$C$2:.$C$89])" office:value-type="float" office:value="248.8465" calcext:value-type="float">
            <text:p>248.8465</text:p>
          </table:table-cell>
          <table:table-cell table:formula="of:=MAX([.$D$2:.$D$89])-[.D75]" office:value-type="float" office:value="21.2599" calcext:value-type="float">
            <text:p>21.2599</text:p>
          </table:table-cell>
          <table:table-cell table:formula="of:=ROUND([.F75]/MAX([.$F$2:.$F$89])*224;0)" office:value-type="float" office:value="158" calcext:value-type="float">
            <text:p>158</text:p>
          </table:table-cell>
          <table:table-cell table:formula="of:=ROUND([.G75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COM.MICROSOFT.CONCAT(&quot;{ &quot;&quot;flags&quot;&quot;: 4, &quot;&quot;matrix&quot;&quot;: [&quot;; [.J75]; &quot;, &quot;; [.K75]; &quot;], &quot;&quot;x&quot;&quot;: &quot;; [.H75]; &quot;, &quot;&quot;y&quot;&quot;: &quot;; [.I75]; &quot; },&quot;)" office:value-type="string" office:string-value="{ &quot;flags&quot;: 4, &quot;matrix&quot;: [1, 11], &quot;x&quot;: 158, &quot;y&quot;: 13 }," calcext:value-type="string">
            <text:p>{ "flags": 4, "matrix": [1, 11], "x": 158, "y": 13 },</text:p>
          </table:table-cell>
        </table:table-row>
        <table:table-row table:style-name="ro1">
          <table:table-cell office:value-type="string" calcext:value-type="string">
            <text:p>KLED36</text:p>
          </table:table-cell>
          <table:table-cell office:value-type="float" office:value="74" calcext:value-type="float">
            <text:p>74</text:p>
          </table:table-cell>
          <table:table-cell office:value-type="float" office:value="303.9223" calcext:value-type="float">
            <text:p>303.9223</text:p>
          </table:table-cell>
          <table:table-cell office:value-type="float" office:value="-127.0662" calcext:value-type="float">
            <text:p>-127.0662</text:p>
          </table:table-cell>
          <table:table-cell office:value-type="float" office:value="-0.25" calcext:value-type="float">
            <text:p>-0.25</text:p>
          </table:table-cell>
          <table:table-cell table:formula="of:=[.C76]-MIN([.$C$2:.$C$89])" office:value-type="float" office:value="267.8963" calcext:value-type="float">
            <text:p>267.8963</text:p>
          </table:table-cell>
          <table:table-cell table:formula="of:=MAX([.$D$2:.$D$89])-[.D76]" office:value-type="float" office:value="21.343" calcext:value-type="float">
            <text:p>21.343</text:p>
          </table:table-cell>
          <table:table-cell table:formula="of:=ROUND([.F76]/MAX([.$F$2:.$F$89])*224;0)" office:value-type="float" office:value="170" calcext:value-type="float">
            <text:p>170</text:p>
          </table:table-cell>
          <table:table-cell table:formula="of:=ROUND([.G76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&quot;{ &quot;&quot;flags&quot;&quot;: 4, &quot;&quot;matrix&quot;&quot;: [&quot;; [.J76]; &quot;, &quot;; [.K76]; &quot;], &quot;&quot;x&quot;&quot;: &quot;; [.H76]; &quot;, &quot;&quot;y&quot;&quot;: &quot;; [.I76]; &quot; },&quot;)" office:value-type="string" office:string-value="{ &quot;flags&quot;: 4, &quot;matrix&quot;: [1, 12], &quot;x&quot;: 170, &quot;y&quot;: 13 }," calcext:value-type="string">
            <text:p>{ "flags": 4, "matrix": [1, 12], "x": 170, "y": 13 },</text:p>
          </table:table-cell>
        </table:table-row>
        <table:table-row table:style-name="ro1">
          <table:table-cell office:value-type="string" calcext:value-type="string">
            <text:p>KLED37</text:p>
          </table:table-cell>
          <table:table-cell office:value-type="float" office:value="75" calcext:value-type="float">
            <text:p>75</text:p>
          </table:table-cell>
          <table:table-cell office:value-type="float" office:value="328.3346" calcext:value-type="float">
            <text:p>328.3346</text:p>
          </table:table-cell>
          <table:table-cell office:value-type="float" office:value="-127.1728" calcext:value-type="float">
            <text:p>-127.1728</text:p>
          </table:table-cell>
          <table:table-cell office:value-type="float" office:value="-0.25" calcext:value-type="float">
            <text:p>-0.25</text:p>
          </table:table-cell>
          <table:table-cell table:formula="of:=[.C77]-MIN([.$C$2:.$C$89])" office:value-type="float" office:value="292.3086" calcext:value-type="float">
            <text:p>292.3086</text:p>
          </table:table-cell>
          <table:table-cell table:formula="of:=MAX([.$D$2:.$D$89])-[.D77]" office:value-type="float" office:value="21.4496" calcext:value-type="float">
            <text:p>21.4496</text:p>
          </table:table-cell>
          <table:table-cell table:formula="of:=ROUND([.F77]/MAX([.$F$2:.$F$89])*224;0)" office:value-type="float" office:value="185" calcext:value-type="float">
            <text:p>185</text:p>
          </table:table-cell>
          <table:table-cell table:formula="of:=ROUND([.G77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&quot;{ &quot;&quot;flags&quot;&quot;: 4, &quot;&quot;matrix&quot;&quot;: [&quot;; [.J77]; &quot;, &quot;; [.K77]; &quot;], &quot;&quot;x&quot;&quot;: &quot;; [.H77]; &quot;, &quot;&quot;y&quot;&quot;: &quot;; [.I77]; &quot; },&quot;)" office:value-type="string" office:string-value="{ &quot;flags&quot;: 4, &quot;matrix&quot;: [1, 13], &quot;x&quot;: 185, &quot;y&quot;: 13 }," calcext:value-type="string">
            <text:p>{ "flags": 4, "matrix": [1, 13], "x": 185, "y": 13 },</text:p>
          </table:table-cell>
        </table:table-row>
        <table:table-row table:style-name="ro1">
          <table:table-cell office:value-type="string" calcext:value-type="string">
            <text:p>KLED42</text:p>
          </table:table-cell>
          <table:table-cell office:value-type="float" office:value="76" calcext:value-type="float">
            <text:p>76</text:p>
          </table:table-cell>
          <table:table-cell office:value-type="float" office:value="370.5967" calcext:value-type="float">
            <text:p>370.5967</text:p>
          </table:table-cell>
          <table:table-cell office:value-type="float" office:value="-127.3572" calcext:value-type="float">
            <text:p>-127.3572</text:p>
          </table:table-cell>
          <table:table-cell office:value-type="float" office:value="-0.25" calcext:value-type="float">
            <text:p>-0.25</text:p>
          </table:table-cell>
          <table:table-cell table:formula="of:=[.C78]-MIN([.$C$2:.$C$89])" office:value-type="float" office:value="334.5707" calcext:value-type="float">
            <text:p>334.5707</text:p>
          </table:table-cell>
          <table:table-cell table:formula="of:=MAX([.$D$2:.$D$89])-[.D78]" office:value-type="float" office:value="21.634" calcext:value-type="float">
            <text:p>21.634</text:p>
          </table:table-cell>
          <table:table-cell table:formula="of:=ROUND([.F78]/MAX([.$F$2:.$F$89])*224;0)" office:value-type="float" office:value="212" calcext:value-type="float">
            <text:p>212</text:p>
          </table:table-cell>
          <table:table-cell table:formula="of:=ROUND([.G78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COM.MICROSOFT.CONCAT(&quot;{ &quot;&quot;flags&quot;&quot;: 4, &quot;&quot;matrix&quot;&quot;: [&quot;; [.J78]; &quot;, &quot;; [.K78]; &quot;], &quot;&quot;x&quot;&quot;: &quot;; [.H78]; &quot;, &quot;&quot;y&quot;&quot;: &quot;; [.I78]; &quot; },&quot;)" office:value-type="string" office:string-value="{ &quot;flags&quot;: 4, &quot;matrix&quot;: [1, 14], &quot;x&quot;: 212, &quot;y&quot;: 13 }," calcext:value-type="string">
            <text:p>{ "flags": 4, "matrix": [1, 14], "x": 212, "y": 13 },</text:p>
          </table:table-cell>
        </table:table-row>
        <table:table-row table:style-name="ro1">
          <table:table-cell office:value-type="string" calcext:value-type="string">
            <text:p>KLED43</text:p>
          </table:table-cell>
          <table:table-cell office:value-type="float" office:value="77" calcext:value-type="float">
            <text:p>77</text:p>
          </table:table-cell>
          <table:table-cell office:value-type="float" office:value="389.6465" calcext:value-type="float">
            <text:p>389.6465</text:p>
          </table:table-cell>
          <table:table-cell office:value-type="float" office:value="-127.4403" calcext:value-type="float">
            <text:p>-127.4403</text:p>
          </table:table-cell>
          <table:table-cell office:value-type="float" office:value="-0.25" calcext:value-type="float">
            <text:p>-0.25</text:p>
          </table:table-cell>
          <table:table-cell table:formula="of:=[.C79]-MIN([.$C$2:.$C$89])" office:value-type="float" office:value="353.6205" calcext:value-type="float">
            <text:p>353.6205</text:p>
          </table:table-cell>
          <table:table-cell table:formula="of:=MAX([.$D$2:.$D$89])-[.D79]" office:value-type="float" office:value="21.7171" calcext:value-type="float">
            <text:p>21.7171</text:p>
          </table:table-cell>
          <table:table-cell table:formula="of:=ROUND([.F79]/MAX([.$F$2:.$F$89])*224;0)" office:value-type="float" office:value="224" calcext:value-type="float">
            <text:p>224</text:p>
          </table:table-cell>
          <table:table-cell table:formula="of:=ROUND([.G79]/MAX([.$G$2:.$G$89])*64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COM.MICROSOFT.CONCAT(&quot;{ &quot;&quot;flags&quot;&quot;: 4, &quot;&quot;matrix&quot;&quot;: [&quot;; [.J79]; &quot;, &quot;; [.K79]; &quot;], &quot;&quot;x&quot;&quot;: &quot;; [.H79]; &quot;, &quot;&quot;y&quot;&quot;: &quot;; [.I79]; &quot; },&quot;)" office:value-type="string" office:string-value="{ &quot;flags&quot;: 4, &quot;matrix&quot;: [1, 15], &quot;x&quot;: 224, &quot;y&quot;: 13 }," calcext:value-type="string">
            <text:p>{ "flags": 4, "matrix": [1, 15], "x": 224, "y": 13 },</text:p>
          </table:table-cell>
        </table:table-row>
        <table:table-row table:style-name="ro1">
          <table:table-cell office:value-type="string" calcext:value-type="string">
            <text:p>KLED88</text:p>
          </table:table-cell>
          <table:table-cell office:value-type="float" office:value="78" calcext:value-type="float">
            <text:p>78</text:p>
          </table:table-cell>
          <table:table-cell office:value-type="float" office:value="389.7296" calcext:value-type="float">
            <text:p>389.7296</text:p>
          </table:table-cell>
          <table:table-cell office:value-type="float" office:value="-108.3905" calcext:value-type="float">
            <text:p>-108.3905</text:p>
          </table:table-cell>
          <table:table-cell office:value-type="float" office:value="179.75" calcext:value-type="float">
            <text:p>179.75</text:p>
          </table:table-cell>
          <table:table-cell table:formula="of:=[.C80]-MIN([.$C$2:.$C$89])" office:value-type="float" office:value="353.7036" calcext:value-type="float">
            <text:p>353.7036</text:p>
          </table:table-cell>
          <table:table-cell table:formula="of:=MAX([.$D$2:.$D$89])-[.D80]" office:value-type="float" office:value="2.6673" calcext:value-type="float">
            <text:p>2.6673</text:p>
          </table:table-cell>
          <table:table-cell table:formula="of:=ROUND([.F80]/MAX([.$F$2:.$F$89])*224;0)" office:value-type="float" office:value="224" calcext:value-type="float">
            <text:p>224</text:p>
          </table:table-cell>
          <table:table-cell table:formula="of:=ROUND([.G80]/MAX([.$G$2:.$G$89])*64;0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COM.MICROSOFT.CONCAT(&quot;{ &quot;&quot;flags&quot;&quot;: 4, &quot;&quot;matrix&quot;&quot;: [&quot;; [.J80]; &quot;, &quot;; [.K80]; &quot;], &quot;&quot;x&quot;&quot;: &quot;; [.H80]; &quot;, &quot;&quot;y&quot;&quot;: &quot;; [.I80]; &quot; },&quot;)" office:value-type="string" office:string-value="{ &quot;flags&quot;: 4, &quot;matrix&quot;: [0, 15], &quot;x&quot;: 224, &quot;y&quot;: 2 }," calcext:value-type="string">
            <text:p>{ "flags": 4, "matrix": [0, 15], "x": 224, "y": 2 },</text:p>
          </table:table-cell>
        </table:table-row>
        <table:table-row table:style-name="ro1">
          <table:table-cell office:value-type="string" calcext:value-type="string">
            <text:p>KLED87</text:p>
          </table:table-cell>
          <table:table-cell office:value-type="float" office:value="79" calcext:value-type="float">
            <text:p>79</text:p>
          </table:table-cell>
          <table:table-cell office:value-type="float" office:value="370.6798" calcext:value-type="float">
            <text:p>370.6798</text:p>
          </table:table-cell>
          <table:table-cell office:value-type="float" office:value="-108.3073" calcext:value-type="float">
            <text:p>-108.3073</text:p>
          </table:table-cell>
          <table:table-cell office:value-type="float" office:value="179.75" calcext:value-type="float">
            <text:p>179.75</text:p>
          </table:table-cell>
          <table:table-cell table:formula="of:=[.C81]-MIN([.$C$2:.$C$89])" office:value-type="float" office:value="334.6538" calcext:value-type="float">
            <text:p>334.6538</text:p>
          </table:table-cell>
          <table:table-cell table:formula="of:=MAX([.$D$2:.$D$89])-[.D81]" office:value-type="float" office:value="2.58409999999999" calcext:value-type="float">
            <text:p>2.58409999999999</text:p>
          </table:table-cell>
          <table:table-cell table:formula="of:=ROUND([.F81]/MAX([.$F$2:.$F$89])*224;0)" office:value-type="float" office:value="212" calcext:value-type="float">
            <text:p>212</text:p>
          </table:table-cell>
          <table:table-cell table:formula="of:=ROUND([.G81]/MAX([.$G$2:.$G$89])*64;0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COM.MICROSOFT.CONCAT(&quot;{ &quot;&quot;flags&quot;&quot;: 4, &quot;&quot;matrix&quot;&quot;: [&quot;; [.J81]; &quot;, &quot;; [.K81]; &quot;], &quot;&quot;x&quot;&quot;: &quot;; [.H81]; &quot;, &quot;&quot;y&quot;&quot;: &quot;; [.I81]; &quot; },&quot;)" office:value-type="string" office:string-value="{ &quot;flags&quot;: 4, &quot;matrix&quot;: [0, 14], &quot;x&quot;: 212, &quot;y&quot;: 2 }," calcext:value-type="string">
            <text:p>{ "flags": 4, "matrix": [0, 14], "x": 212, "y": 2 },</text:p>
          </table:table-cell>
        </table:table-row>
        <table:table-row table:style-name="ro1">
          <table:table-cell office:value-type="string" calcext:value-type="string">
            <text:p>KLED82</text:p>
          </table:table-cell>
          <table:table-cell office:value-type="float" office:value="80" calcext:value-type="float">
            <text:p>80</text:p>
          </table:table-cell>
          <table:table-cell office:value-type="float" office:value="342.105" calcext:value-type="float">
            <text:p>342.105</text:p>
          </table:table-cell>
          <table:table-cell office:value-type="float" office:value="-108.1827" calcext:value-type="float">
            <text:p>-108.1827</text:p>
          </table:table-cell>
          <table:table-cell office:value-type="float" office:value="179.75" calcext:value-type="float">
            <text:p>179.75</text:p>
          </table:table-cell>
          <table:table-cell table:formula="of:=[.C82]-MIN([.$C$2:.$C$89])" office:value-type="float" office:value="306.079" calcext:value-type="float">
            <text:p>306.079</text:p>
          </table:table-cell>
          <table:table-cell table:formula="of:=MAX([.$D$2:.$D$89])-[.D82]" office:value-type="float" office:value="2.45949999999999" calcext:value-type="float">
            <text:p>2.45949999999999</text:p>
          </table:table-cell>
          <table:table-cell table:formula="of:=ROUND([.F82]/MAX([.$F$2:.$F$89])*224;0)" office:value-type="float" office:value="194" calcext:value-type="float">
            <text:p>194</text:p>
          </table:table-cell>
          <table:table-cell table:formula="of:=ROUND([.G82]/MAX([.$G$2:.$G$89])*64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COM.MICROSOFT.CONCAT(&quot;{ &quot;&quot;flags&quot;&quot;: 4, &quot;&quot;matrix&quot;&quot;: [&quot;; [.J82]; &quot;, &quot;; [.K82]; &quot;], &quot;&quot;x&quot;&quot;: &quot;; [.H82]; &quot;, &quot;&quot;y&quot;&quot;: &quot;; [.I82]; &quot; },&quot;)" office:value-type="string" office:string-value="{ &quot;flags&quot;: 4, &quot;matrix&quot;: [3, 13], &quot;x&quot;: 194, &quot;y&quot;: 1 }," calcext:value-type="string">
            <text:p>{ "flags": 4, "matrix": [3, 13], "x": 194, "y": 1 },</text:p>
          </table:table-cell>
        </table:table-row>
        <table:table-row table:style-name="ro1">
          <table:table-cell office:value-type="string" calcext:value-type="string">
            <text:p>KLED81</text:p>
          </table:table-cell>
          <table:table-cell office:value-type="float" office:value="81" calcext:value-type="float">
            <text:p>81</text:p>
          </table:table-cell>
          <table:table-cell office:value-type="float" office:value="323.0552" calcext:value-type="float">
            <text:p>323.0552</text:p>
          </table:table-cell>
          <table:table-cell office:value-type="float" office:value="-108.0995" calcext:value-type="float">
            <text:p>-108.0995</text:p>
          </table:table-cell>
          <table:table-cell office:value-type="float" office:value="179.75" calcext:value-type="float">
            <text:p>179.75</text:p>
          </table:table-cell>
          <table:table-cell table:formula="of:=[.C83]-MIN([.$C$2:.$C$89])" office:value-type="float" office:value="287.0292" calcext:value-type="float">
            <text:p>287.0292</text:p>
          </table:table-cell>
          <table:table-cell table:formula="of:=MAX([.$D$2:.$D$89])-[.D83]" office:value-type="float" office:value="2.3763" calcext:value-type="float">
            <text:p>2.3763</text:p>
          </table:table-cell>
          <table:table-cell table:formula="of:=ROUND([.F83]/MAX([.$F$2:.$F$89])*224;0)" office:value-type="float" office:value="182" calcext:value-type="float">
            <text:p>182</text:p>
          </table:table-cell>
          <table:table-cell table:formula="of:=ROUND([.G83]/MAX([.$G$2:.$G$89])*64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COM.MICROSOFT.CONCAT(&quot;{ &quot;&quot;flags&quot;&quot;: 4, &quot;&quot;matrix&quot;&quot;: [&quot;; [.J83]; &quot;, &quot;; [.K83]; &quot;], &quot;&quot;x&quot;&quot;: &quot;; [.H83]; &quot;, &quot;&quot;y&quot;&quot;: &quot;; [.I83]; &quot; },&quot;)" office:value-type="string" office:string-value="{ &quot;flags&quot;: 4, &quot;matrix&quot;: [0, 13], &quot;x&quot;: 182, &quot;y&quot;: 1 }," calcext:value-type="string">
            <text:p>{ "flags": 4, "matrix": [0, 13], "x": 182, "y": 1 },</text:p>
          </table:table-cell>
        </table:table-row>
        <table:table-row table:style-name="ro1">
          <table:table-cell office:value-type="string" calcext:value-type="string">
            <text:p>KLED79</text:p>
          </table:table-cell>
          <table:table-cell office:value-type="float" office:value="82" calcext:value-type="float">
            <text:p>82</text:p>
          </table:table-cell>
          <table:table-cell office:value-type="float" office:value="304.0054" calcext:value-type="float">
            <text:p>304.0054</text:p>
          </table:table-cell>
          <table:table-cell office:value-type="float" office:value="-108.0164" calcext:value-type="float">
            <text:p>-108.0164</text:p>
          </table:table-cell>
          <table:table-cell office:value-type="float" office:value="179.75" calcext:value-type="float">
            <text:p>179.75</text:p>
          </table:table-cell>
          <table:table-cell table:formula="of:=[.C84]-MIN([.$C$2:.$C$89])" office:value-type="float" office:value="267.9794" calcext:value-type="float">
            <text:p>267.9794</text:p>
          </table:table-cell>
          <table:table-cell table:formula="of:=MAX([.$D$2:.$D$89])-[.D84]" office:value-type="float" office:value="2.2932" calcext:value-type="float">
            <text:p>2.2932</text:p>
          </table:table-cell>
          <table:table-cell table:formula="of:=ROUND([.F84]/MAX([.$F$2:.$F$89])*224;0)" office:value-type="float" office:value="170" calcext:value-type="float">
            <text:p>170</text:p>
          </table:table-cell>
          <table:table-cell table:formula="of:=ROUND([.G84]/MAX([.$G$2:.$G$89])*64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.MICROSOFT.CONCAT(&quot;{ &quot;&quot;flags&quot;&quot;: 4, &quot;&quot;matrix&quot;&quot;: [&quot;; [.J84]; &quot;, &quot;; [.K84]; &quot;], &quot;&quot;x&quot;&quot;: &quot;; [.H84]; &quot;, &quot;&quot;y&quot;&quot;: &quot;; [.I84]; &quot; },&quot;)" office:value-type="string" office:string-value="{ &quot;flags&quot;: 4, &quot;matrix&quot;: [0, 12], &quot;x&quot;: 170, &quot;y&quot;: 1 }," calcext:value-type="string">
            <text:p>{ "flags": 4, "matrix": [0, 12], "x": 170, "y": 1 },</text:p>
          </table:table-cell>
        </table:table-row>
        <table:table-row table:style-name="ro1">
          <table:table-cell office:value-type="string" calcext:value-type="string">
            <text:p>KLED77</text:p>
          </table:table-cell>
          <table:table-cell office:value-type="float" office:value="83" calcext:value-type="float">
            <text:p>83</text:p>
          </table:table-cell>
          <table:table-cell office:value-type="float" office:value="284.9556" calcext:value-type="float">
            <text:p>284.9556</text:p>
          </table:table-cell>
          <table:table-cell office:value-type="float" office:value="-107.9333" calcext:value-type="float">
            <text:p>-107.9333</text:p>
          </table:table-cell>
          <table:table-cell office:value-type="float" office:value="179.75" calcext:value-type="float">
            <text:p>179.75</text:p>
          </table:table-cell>
          <table:table-cell table:formula="of:=[.C85]-MIN([.$C$2:.$C$89])" office:value-type="float" office:value="248.9296" calcext:value-type="float">
            <text:p>248.9296</text:p>
          </table:table-cell>
          <table:table-cell table:formula="of:=MAX([.$D$2:.$D$89])-[.D85]" office:value-type="float" office:value="2.2101" calcext:value-type="float">
            <text:p>2.2101</text:p>
          </table:table-cell>
          <table:table-cell table:formula="of:=ROUND([.F85]/MAX([.$F$2:.$F$89])*224;0)" office:value-type="float" office:value="158" calcext:value-type="float">
            <text:p>158</text:p>
          </table:table-cell>
          <table:table-cell table:formula="of:=ROUND([.G85]/MAX([.$G$2:.$G$89])*64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COM.MICROSOFT.CONCAT(&quot;{ &quot;&quot;flags&quot;&quot;: 4, &quot;&quot;matrix&quot;&quot;: [&quot;; [.J85]; &quot;, &quot;; [.K85]; &quot;], &quot;&quot;x&quot;&quot;: &quot;; [.H85]; &quot;, &quot;&quot;y&quot;&quot;: &quot;; [.I85]; &quot; },&quot;)" office:value-type="string" office:string-value="{ &quot;flags&quot;: 4, &quot;matrix&quot;: [0, 11], &quot;x&quot;: 158, &quot;y&quot;: 1 }," calcext:value-type="string">
            <text:p>{ "flags": 4, "matrix": [0, 11], "x": 158, "y": 1 },</text:p>
          </table:table-cell>
        </table:table-row>
        <table:table-row table:style-name="ro1">
          <table:table-cell office:value-type="string" calcext:value-type="string">
            <text:p>KLED72</text:p>
          </table:table-cell>
          <table:table-cell office:value-type="float" office:value="84" calcext:value-type="float">
            <text:p>84</text:p>
          </table:table-cell>
          <table:table-cell office:value-type="float" office:value="245.2554" calcext:value-type="float">
            <text:p>245.2554</text:p>
          </table:table-cell>
          <table:table-cell office:value-type="float" office:value="-106.1066" calcext:value-type="float">
            <text:p>-106.1066</text:p>
          </table:table-cell>
          <table:table-cell office:value-type="float" office:value="-179.25" calcext:value-type="float">
            <text:p>-179.25</text:p>
          </table:table-cell>
          <table:table-cell table:formula="of:=[.C86]-MIN([.$C$2:.$C$89])" office:value-type="float" office:value="209.2294" calcext:value-type="float">
            <text:p>209.2294</text:p>
          </table:table-cell>
          <table:table-cell table:formula="of:=MAX([.$D$2:.$D$89])-[.D86]" office:value-type="float" office:value="0.383399999999995" calcext:value-type="float">
            <text:p>0.383399999999995</text:p>
          </table:table-cell>
          <table:table-cell table:formula="of:=ROUND([.F86]/MAX([.$F$2:.$F$89])*224;0)" office:value-type="float" office:value="133" calcext:value-type="float">
            <text:p>133</text:p>
          </table:table-cell>
          <table:table-cell table:formula="of:=ROUND([.G86]/MAX([.$G$2:.$G$89])*64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&quot;{ &quot;&quot;flags&quot;&quot;: 4, &quot;&quot;matrix&quot;&quot;: [&quot;; [.J86]; &quot;, &quot;; [.K86]; &quot;], &quot;&quot;x&quot;&quot;: &quot;; [.H86]; &quot;, &quot;&quot;y&quot;&quot;: &quot;; [.I86]; &quot; },&quot;)" office:value-type="string" office:string-value="{ &quot;flags&quot;: 4, &quot;matrix&quot;: [0, 9], &quot;x&quot;: 133, &quot;y&quot;: 0 }," calcext:value-type="string">
            <text:p>{ "flags": 4, "matrix": [0, 9], "x": 133, "y": 0 },</text:p>
          </table:table-cell>
        </table:table-row>
        <table:table-row table:style-name="ro1">
          <table:table-cell office:value-type="string" calcext:value-type="string">
            <text:p>KLED69</text:p>
          </table:table-cell>
          <table:table-cell office:value-type="float" office:value="85" calcext:value-type="float">
            <text:p>85</text:p>
          </table:table-cell>
          <table:table-cell office:value-type="float" office:value="224.6083" calcext:value-type="float">
            <text:p>224.6083</text:p>
          </table:table-cell>
          <table:table-cell office:value-type="float" office:value="-105.7232" calcext:value-type="float">
            <text:p>-105.7232</text:p>
          </table:table-cell>
          <table:table-cell office:value-type="float" office:value="-178.25" calcext:value-type="float">
            <text:p>-178.25</text:p>
          </table:table-cell>
          <table:table-cell table:formula="of:=[.C87]-MIN([.$C$2:.$C$89])" office:value-type="float" office:value="188.5823" calcext:value-type="float">
            <text:p>188.5823</text:p>
          </table:table-cell>
          <table:table-cell table:formula="of:=MAX([.$D$2:.$D$89])-[.D87]" office:value-type="float" office:value="0" calcext:value-type="float">
            <text:p>0</text:p>
          </table:table-cell>
          <table:table-cell table:formula="of:=ROUND([.F87]/MAX([.$F$2:.$F$89])*224;0)" office:value-type="float" office:value="119" calcext:value-type="float">
            <text:p>119</text:p>
          </table:table-cell>
          <table:table-cell table:formula="of:=ROUND([.G87]/MAX([.$G$2:.$G$89])*64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&quot;{ &quot;&quot;flags&quot;&quot;: 4, &quot;&quot;matrix&quot;&quot;: [&quot;; [.J87]; &quot;, &quot;; [.K87]; &quot;], &quot;&quot;x&quot;&quot;: &quot;; [.H87]; &quot;, &quot;&quot;y&quot;&quot;: &quot;; [.I87]; &quot; },&quot;)" office:value-type="string" office:string-value="{ &quot;flags&quot;: 4, &quot;matrix&quot;: [0, 8], &quot;x&quot;: 119, &quot;y&quot;: 0 }," calcext:value-type="string">
            <text:p>{ "flags": 4, "matrix": [0, 8], "x": 119, "y": 0 },</text:p>
          </table:table-cell>
        </table:table-row>
        <table:table-row table:style-name="ro1">
          <table:table-cell office:value-type="string" calcext:value-type="string">
            <text:p>KLED66</text:p>
          </table:table-cell>
          <table:table-cell office:value-type="float" office:value="86" calcext:value-type="float">
            <text:p>86</text:p>
          </table:table-cell>
          <table:table-cell office:value-type="float" office:value="204.0536" calcext:value-type="float">
            <text:p>204.0536</text:p>
          </table:table-cell>
          <table:table-cell office:value-type="float" office:value="-107.6979" calcext:value-type="float">
            <text:p>-107.6979</text:p>
          </table:table-cell>
          <table:table-cell office:value-type="float" office:value="-177.25" calcext:value-type="float">
            <text:p>-177.25</text:p>
          </table:table-cell>
          <table:table-cell table:formula="of:=[.C88]-MIN([.$C$2:.$C$89])" office:value-type="float" office:value="168.0276" calcext:value-type="float">
            <text:p>168.0276</text:p>
          </table:table-cell>
          <table:table-cell table:formula="of:=MAX([.$D$2:.$D$89])-[.D88]" office:value-type="float" office:value="1.9747" calcext:value-type="float">
            <text:p>1.9747</text:p>
          </table:table-cell>
          <table:table-cell table:formula="of:=ROUND([.F88]/MAX([.$F$2:.$F$89])*224;0)" office:value-type="float" office:value="106" calcext:value-type="float">
            <text:p>106</text:p>
          </table:table-cell>
          <table:table-cell table:formula="of:=ROUND([.G88]/MAX([.$G$2:.$G$89])*64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M.MICROSOFT.CONCAT(&quot;{ &quot;&quot;flags&quot;&quot;: 4, &quot;&quot;matrix&quot;&quot;: [&quot;; [.J88]; &quot;, &quot;; [.K88]; &quot;], &quot;&quot;x&quot;&quot;: &quot;; [.H88]; &quot;, &quot;&quot;y&quot;&quot;: &quot;; [.I88]; &quot; },&quot;)" office:value-type="string" office:string-value="{ &quot;flags&quot;: 4, &quot;matrix&quot;: [0, 7], &quot;x&quot;: 106, &quot;y&quot;: 1 }," calcext:value-type="string">
            <text:p>{ "flags": 4, "matrix": [0, 7], "x": 106, "y": 1 },</text:p>
          </table:table-cell>
        </table:table-row>
        <table:table-row table:style-name="ro1">
          <table:table-cell office:value-type="string" calcext:value-type="string">
            <text:p>KLED63</text:p>
          </table:table-cell>
          <table:table-cell office:value-type="float" office:value="87" calcext:value-type="float">
            <text:p>87</text:p>
          </table:table-cell>
          <table:table-cell office:value-type="float" office:value="185.0375" calcext:value-type="float">
            <text:p>185.0375</text:p>
          </table:table-cell>
          <table:table-cell office:value-type="float" office:value="-108.8616" calcext:value-type="float">
            <text:p>-108.8616</text:p>
          </table:table-cell>
          <table:table-cell office:value-type="float" office:value="-177.25" calcext:value-type="float">
            <text:p>-177.25</text:p>
          </table:table-cell>
          <table:table-cell table:formula="of:=[.C89]-MIN([.$C$2:.$C$89])" office:value-type="float" office:value="149.0115" calcext:value-type="float">
            <text:p>149.0115</text:p>
          </table:table-cell>
          <table:table-cell table:formula="of:=MAX([.$D$2:.$D$89])-[.D89]" office:value-type="float" office:value="3.13839999999999" calcext:value-type="float">
            <text:p>3.13839999999999</text:p>
          </table:table-cell>
          <table:table-cell table:formula="of:=ROUND([.F89]/MAX([.$F$2:.$F$89])*224;0)" office:value-type="float" office:value="94" calcext:value-type="float">
            <text:p>94</text:p>
          </table:table-cell>
          <table:table-cell table:formula="of:=ROUND([.G89]/MAX([.$G$2:.$G$89])*64;0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M.MICROSOFT.CONCAT(&quot;{ &quot;&quot;flags&quot;&quot;: 4, &quot;&quot;matrix&quot;&quot;: [&quot;; [.J89]; &quot;, &quot;; [.K89]; &quot;], &quot;&quot;x&quot;&quot;: &quot;; [.H89]; &quot;, &quot;&quot;y&quot;&quot;: &quot;; [.I89]; &quot; },&quot;)" office:value-type="string" office:string-value="{ &quot;flags&quot;: 4, &quot;matrix&quot;: [0, 6], &quot;x&quot;: 94, &quot;y&quot;: 2 }," calcext:value-type="string">
            <text:p>{ "flags": 4, "matrix": [0, 6], "x": 94, "y": 2 },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9999" calcext:value-type="float">
            <text:p>9999</text:p>
          </table:table-cell>
          <table:table-cell office:value-type="float" office:value="163.145298" calcext:value-type="float">
            <text:p>163.145298</text:p>
          </table:table-cell>
          <table:table-cell office:value-type="float" office:value="-141.967732" calcext:value-type="float">
            <text:p>-141.967732</text:p>
          </table:table-cell>
          <table:table-cell office:value-type="float" office:value="0" calcext:value-type="float">
            <text:p>0</text:p>
          </table:table-cell>
          <table:table-cell table:formula="of:=[.C91]-MIN([.$C$2:.$C$89])" office:value-type="float" office:value="127.119298" calcext:value-type="float">
            <text:p>127.119298</text:p>
          </table:table-cell>
          <table:table-cell table:formula="of:=MAX([.$D$2:.$D$89])-[.D91]" office:value-type="float" office:value="36.244532" calcext:value-type="float">
            <text:p>36.244532</text:p>
          </table:table-cell>
          <table:table-cell table:formula="of:=ROUND([.F91]/MAX([.$F$2:.$F$89])*224;0)" office:value-type="float" office:value="81" calcext:value-type="float">
            <text:p>81</text:p>
          </table:table-cell>
          <table:table-cell table:formula="of:=ROUND([.G91]/MAX([.$G$2:.$G$89])*64;0)" office:value-type="float" office:value="22" calcext:value-type="float">
            <text:p>2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travis_erg2024-all-pos'.A1:'travis_erg2024-all-pos'.L9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5T22:10:37.423382882</dc:date>
    <meta:editing-duration>PT4H31M20S</meta:editing-duration>
    <meta:editing-cycles>32</meta:editing-cycles>
    <meta:generator>LibreOffice/7.3.7.2$Linux_X86_64 LibreOffice_project/30$Build-2</meta:generator>
    <meta:document-statistic meta:table-count="1" meta:cell-count="1078" meta:object-count="0"/>
  </office:meta>
</office:document-meta>
</file>